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424in" fo:margin-left="0.0139in" fo:margin-top="0in" fo:margin-bottom="0in" table:align="left" style:writing-mode="lr-tb"/>
    </style:style>
    <style:style style:name="Table1.A" style:family="table-column">
      <style:table-column-properties style:column-width="0.2778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7604in"/>
    </style:style>
    <style:style style:name="Table1.D" style:family="table-column">
      <style:table-column-properties style:column-width="0.5729in"/>
    </style:style>
    <style:style style:name="Table1.E" style:family="table-column">
      <style:table-column-properties style:column-width="1.6771in"/>
    </style:style>
    <style:style style:name="Table1.F" style:family="table-column">
      <style:table-column-properties style:column-width="1.2507in"/>
    </style:style>
    <style:style style:name="Table1.G" style:family="table-column">
      <style:table-column-properties style:column-width="2.1028in"/>
    </style:style>
    <style:style style:name="Table1.1" style:family="table-row">
      <style:table-row-properties style:min-row-height="0.4229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1pt solid #000000" fo:border-right="1pt solid #000000" fo:border-top="1pt solid #000000" fo:border-bottom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1pt solid #000000" fo:border-top="1pt solid #000000" fo:border-bottom="none"/>
    </style:style>
    <style:style style:name="Table1.2" style:family="table-row">
      <style:table-row-properties style:min-row-height="0.1667in" fo:keep-together="auto"/>
    </style:style>
    <style:style style:name="Table1.A2" style:family="table-cell">
      <style:table-cell-properties style:vertical-align="bottom" fo:padding-left="0.075in" fo:padding-right="0.075in" fo:padding-top="0in" fo:padding-bottom="0in" fo:border-left="1pt solid #000000" fo:border-right="1pt solid #000000" fo:border-top="none" fo:border-bottom="none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1pt solid #000000" fo:border-top="none" fo:border-bottom="none"/>
    </style:style>
    <style:style style:name="Table1.3" style:family="table-row">
      <style:table-row-properties style:min-row-height="0.1618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1pt solid #000000" fo:border-right="1pt solid #000000" fo:border-top="none" fo:border-bottom="1pt solid #000000"/>
    </style:style>
    <style:style style:name="Table1.B3" style:family="table-cell">
      <style:table-cell-properties style:vertical-align="bottom" fo:padding-left="0.075in" fo:padding-right="0.075in" fo:padding-top="0in" fo:padding-bottom="0in" fo:border-left="none" fo:border-right="1pt solid #000000" fo:border-top="none" fo:border-bottom="1pt solid #000000"/>
    </style:style>
    <style:style style:name="Table1.4" style:family="table-row">
      <style:table-row-properties style:min-row-height="0.2396in" fo:keep-together="auto"/>
    </style:style>
    <style:style style:name="P1" style:family="paragraph" style:parent-style-name="LO-normal" style:master-pag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1" fo:break-before="auto" fo:break-after="auto">
        <style:tab-stops>
          <style:tab-stop style:position="4.6339in"/>
        </style:tab-stops>
      </style:paragraph-properties>
    </style:style>
    <style:style style:name="P2" style:family="paragraph" style:parent-style-name="LO-normal">
      <style:paragraph-properties fo:margin-left="2.0374in" fo:margin-right="0in" fo:margin-top="0in" fo:margin-bottom="0in" style:contextual-spacing="false" fo:line-height="100%" fo:text-indent="0in" style:auto-text-indent="false" fo:break-before="auto" fo:break-after="auto"/>
    </style:style>
    <style:style style:name="P3" style:family="paragraph" style:parent-style-name="LO-normal">
      <style:paragraph-properties fo:margin-left="3.3291in" fo:margin-right="0in" fo:margin-top="0in" fo:margin-bottom="0in" style:contextual-spacing="false" fo:line-height="100%" fo:text-indent="0in" style:auto-text-indent="false" fo:break-before="auto" fo:break-after="auto"/>
    </style:style>
    <style:style style:name="P4" style:family="paragraph" style:parent-style-name="LO-normal">
      <style:paragraph-properties fo:margin-left="3.3291in" fo:margin-right="0in" fo:margin-top="0in" fo:margin-bottom="0in" style:contextual-spacing="false" fo:line-height="100%" fo:text-indent="0in" style:auto-text-indent="false" fo:break-before="auto" fo:break-after="auto">
        <style:tab-stops>
          <style:tab-stop style:position="4.7453in"/>
        </style:tab-stops>
      </style:paragraph-properties>
    </style:style>
    <style:style style:name="P5" style:family="paragraph" style:parent-style-name="LO-normal">
      <style:paragraph-properties fo:margin-left="3.3291in" fo:margin-right="0in" fo:margin-top="0in" fo:margin-bottom="0in" style:contextual-spacing="false" fo:line-height="100%" fo:text-indent="0in" style:auto-text-indent="false" fo:break-before="auto" fo:break-after="auto">
        <style:tab-stops>
          <style:tab-stop style:position="4.2866in"/>
        </style:tab-stops>
      </style:paragraph-properties>
    </style:style>
    <style:style style:name="P6" style:family="paragraph" style:parent-style-name="LO-normal">
      <style:paragraph-properties fo:margin-left="4.4681in" fo:margin-right="0in" fo:margin-top="0in" fo:margin-bottom="0in" style:contextual-spacing="false" fo:line-height="100%" fo:text-indent="0in" style:auto-text-indent="false" fo:break-before="auto" fo:break-after="auto"/>
    </style:style>
    <style:style style:name="P7" style:family="paragraph" style:parent-style-name="LO-normal" style:list-style-name="WWNum2">
      <style:paragraph-properties fo:margin-left="0.2457in" fo:margin-right="0in" fo:margin-top="0in" fo:margin-bottom="0in" style:contextual-spacing="false" fo:line-height="100%" fo:text-indent="-0.211in" style:auto-text-indent="false" fo:break-before="auto" fo:break-after="auto">
        <style:tab-stops>
          <style:tab-stop style:position="0.2457in"/>
        </style:tab-stops>
      </style:paragraph-properties>
    </style:style>
    <style:style style:name="P8" style:family="paragraph" style:parent-style-name="LO-normal" style:list-style-name="WWNum3">
      <style:paragraph-properties fo:margin-left="0.2457in" fo:margin-right="0in" fo:margin-top="0in" fo:margin-bottom="0in" style:contextual-spacing="false" fo:line-height="100%" fo:text-indent="-0.2457in" style:auto-text-indent="false" fo:break-before="auto" fo:break-after="auto">
        <style:tab-stops>
          <style:tab-stop style:position="0.2457in"/>
        </style:tab-stops>
      </style:paragraph-properties>
    </style:style>
    <style:style style:name="P9" style:family="paragraph" style:parent-style-name="LO-normal" style:list-style-name="WWNum3">
      <style:paragraph-properties fo:margin-left="0.2736in" fo:margin-right="0in" fo:margin-top="0in" fo:margin-bottom="0in" style:contextual-spacing="false" fo:line-height="100%" fo:text-indent="-0.2736in" style:auto-text-indent="false" fo:break-before="auto" fo:break-after="auto">
        <style:tab-stops>
          <style:tab-stop style:position="0.2736in"/>
        </style:tab-stops>
      </style:paragraph-properties>
    </style:style>
    <style:style style:name="P10" style:family="paragraph" style:parent-style-name="LO-normal">
      <style:paragraph-properties fo:margin-left="0.2736in" fo:margin-right="0in" fo:margin-top="0in" fo:margin-bottom="0in" style:contextual-spacing="false" fo:line-height="100%" fo:text-indent="0in" style:auto-text-indent="false" fo:break-before="auto" fo:break-after="auto"/>
    </style:style>
    <style:style style:name="P11" style:family="paragraph" style:parent-style-name="LO-normal">
      <style:paragraph-properties fo:margin-left="0.111in" fo:margin-right="0in" fo:margin-top="0in" fo:margin-bottom="0in" style:contextual-spacing="false" fo:line-height="100%" fo:orphans="0" fo:widows="0" fo:text-indent="0in" style:auto-text-indent="false"/>
    </style:style>
    <style:style style:name="P12" style:family="paragraph" style:parent-style-name="LO-normal">
      <style:paragraph-properties fo:margin-left="0.0693in" fo:margin-right="0in" fo:margin-top="0in" fo:margin-bottom="0in" style:contextual-spacing="false" fo:line-height="100%" fo:orphans="0" fo:widows="0" fo:text-indent="0in" style:auto-text-indent="false"/>
    </style:style>
    <style:style style:name="P13" style:family="paragraph" style:parent-style-name="LO-normal">
      <style:paragraph-properties fo:margin-left="0.4862in" fo:margin-right="0in" fo:margin-top="0in" fo:margin-bottom="0in" style:contextual-spacing="false" fo:line-height="100%" fo:orphans="0" fo:widows="0" fo:text-indent="0in" style:auto-text-indent="false"/>
    </style:style>
    <style:style style:name="P14" style:family="paragraph" style:parent-style-name="LO-normal">
      <style:paragraph-properties fo:margin-left="0.1528in" fo:margin-right="0in" fo:margin-top="0in" fo:margin-bottom="0in" style:contextual-spacing="false" fo:line-height="100%" fo:orphans="0" fo:widows="0" fo:text-indent="0in" style:auto-text-indent="false"/>
    </style:style>
    <style:style style:name="P15" style:family="paragraph" style:parent-style-name="LO-normal">
      <style:paragraph-properties fo:margin-left="0.5555in" fo:margin-right="0in" fo:margin-top="0in" fo:margin-bottom="0in" style:contextual-spacing="false" fo:line-height="100%" fo:orphans="0" fo:widows="0" fo:text-indent="0in" style:auto-text-indent="false"/>
    </style:style>
    <style:style style:name="P16" style:family="paragraph" style:parent-style-name="LO-normal">
      <style:paragraph-properties fo:margin-top="0in" fo:margin-bottom="0in" style:contextual-spacing="false" fo:line-height="100%" fo:orphans="0" fo:widows="0"/>
    </style:style>
    <style:style style:name="P17" style:family="paragraph" style:parent-style-name="LO-normal">
      <style:paragraph-properties fo:margin-left="0in" fo:margin-right="0.0693in" fo:margin-top="0in" fo:margin-bottom="0in" style:contextual-spacing="false" fo:line-height="100%" fo:text-align="end" style:justify-single-word="false" fo:orphans="0" fo:widows="0" fo:text-indent="0in" style:auto-text-indent="false"/>
    </style:style>
    <style:style style:name="P18" style:family="paragraph" style:parent-style-name="LO-normal" style:list-style-name="WWNum1">
      <style:paragraph-properties fo:margin-left="0.528in" fo:margin-right="0in" fo:margin-top="0in" fo:margin-bottom="0in" style:contextual-spacing="false" fo:line-height="100%" fo:text-indent="-0.2429in" style:auto-text-indent="false" fo:break-before="auto" fo:break-after="auto">
        <style:tab-stops>
          <style:tab-stop style:position="0.528in"/>
        </style:tab-stops>
      </style:paragraph-properties>
    </style:style>
    <style:style style:name="P19" style:family="paragraph" style:parent-style-name="LO-normal">
      <style:paragraph-properties fo:margin-top="0in" fo:margin-bottom="0in" style:contextual-spacing="false" fo:line-height="100%" fo:break-before="auto" fo:break-after="auto">
        <style:tab-stops>
          <style:tab-stop style:position="0.528in"/>
        </style:tab-stops>
      </style:paragraph-properties>
    </style:style>
    <style:style style:name="P20" style:family="paragraph" style:parent-style-name="LO-normal">
      <style:paragraph-properties fo:margin-left="0.111in" fo:margin-right="0in" fo:margin-top="0in" fo:margin-bottom="0in" style:contextual-spacing="false" fo:line-height="100%" fo:text-align="justify" style:justify-single-word="false" fo:text-indent="0in" style:auto-text-indent="false" fo:break-before="auto" fo:break-after="auto"/>
    </style:style>
    <style:style style:name="P21" style:family="paragraph" style:parent-style-name="LO-normal">
      <style:paragraph-properties fo:margin-left="0.389in" fo:margin-right="0in" fo:margin-top="0in" fo:margin-bottom="0in" style:contextual-spacing="false" fo:line-height="100%" fo:text-indent="0in" style:auto-text-indent="false" fo:break-before="auto" fo:break-after="auto"/>
    </style:style>
    <style:style style:name="P22" style:family="paragraph" style:parent-style-name="LO-normal">
      <style:paragraph-properties fo:margin-left="4.7917in" fo:margin-right="0in" fo:margin-top="0in" fo:margin-bottom="0in" style:contextual-spacing="false" fo:line-height="100%" fo:text-indent="0in" style:auto-text-indent="false" fo:break-before="auto" fo:break-after="auto"/>
    </style:style>
    <style:style style:name="P23" style:family="paragraph" style:parent-style-name="LO-normal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>
        <style:tab-stops>
          <style:tab-stop style:position="4.6339in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LO-normal">
      <style:paragraph-properties fo:margin-top="0in" fo:margin-bottom="0in" style:contextual-spacing="false" fo:line-height="92%" fo:break-before="auto" fo:break-after="auto"/>
      <style:text-properties fo:color="#000000" loext:opacity="100%" fo:font-size="12pt" style:font-size-asian="12pt" style:font-size-complex="12pt"/>
    </style:style>
    <style:style style:name="P25" style:family="paragraph" style:parent-style-name="LO-normal">
      <style:paragraph-properties fo:margin-top="0in" fo:margin-bottom="0in" style:contextual-spacing="false" fo:line-height="95%" fo:break-before="auto" fo:break-after="auto"/>
      <style:text-properties fo:color="#000000" loext:opacity="100%" fo:font-size="12pt" style:font-size-asian="12pt" style:font-size-complex="12pt"/>
    </style:style>
    <style:style style:name="P26" style:family="paragraph" style:parent-style-name="LO-normal">
      <style:paragraph-properties fo:margin-top="0in" fo:margin-bottom="0in" style:contextual-spacing="false" fo:line-height="91%" fo:break-before="auto" fo:break-after="auto"/>
      <style:text-properties fo:color="#000000" loext:opacity="100%" fo:font-size="12pt" style:font-size-asian="12pt" style:font-size-complex="12pt"/>
    </style:style>
    <style:style style:name="P27" style:family="paragraph" style:parent-style-name="LO-normal">
      <style:paragraph-properties fo:margin-top="0in" fo:margin-bottom="0in" style:contextual-spacing="false" fo:line-height="96%" fo:break-before="auto" fo:break-after="auto"/>
      <style:text-properties fo:color="#000000" loext:opacity="100%" fo:font-size="12pt" style:font-size-asian="12pt" style:font-size-complex="12pt"/>
    </style:style>
    <style:style style:name="P28" style:family="paragraph" style:parent-style-name="LO-normal">
      <style:paragraph-properties fo:margin-top="0in" fo:margin-bottom="0in" style:contextual-spacing="false" fo:line-height="90%" fo:break-before="auto" fo:break-after="auto"/>
      <style:text-properties fo:color="#000000" loext:opacity="100%" fo:font-size="12pt" style:font-size-asian="12pt" style:font-size-complex="12pt"/>
    </style:style>
    <style:style style:name="P29" style:family="paragraph" style:parent-style-name="LO-normal">
      <style:paragraph-properties fo:margin-top="0in" fo:margin-bottom="0in" style:contextual-spacing="false" fo:line-height="93%" fo:break-before="auto" fo:break-after="auto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30" style:family="paragraph" style:parent-style-name="LO-normal">
      <style:paragraph-properties fo:margin-top="0in" fo:margin-bottom="0in" style:contextual-spacing="false" fo:line-height="4%" fo:break-before="auto" fo:break-after="auto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31" style:family="paragraph" style:parent-style-name="LO-normal">
      <style:paragraph-properties fo:margin-top="0in" fo:margin-bottom="0in" style:contextual-spacing="false" fo:line-height="4%" fo:break-before="auto" fo:break-after="auto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32" style:family="paragraph" style:parent-style-name="LO-normal">
      <style:paragraph-properties fo:margin-top="0in" fo:margin-bottom="0in" style:contextual-spacing="false" fo:line-height="82%" fo:break-before="auto" fo:break-after="auto"/>
      <style:text-properties fo:color="#000000" loext:opacity="100%" fo:font-size="10pt" style:font-size-asian="10pt" style:font-size-complex="10pt"/>
    </style:style>
    <style:style style:name="P33" style:family="paragraph" style:parent-style-name="LO-normal">
      <style:paragraph-properties fo:margin-top="0in" fo:margin-bottom="0in" style:contextual-spacing="false" fo:line-height="110%" fo:break-before="auto" fo:break-after="auto"/>
      <style:text-properties fo:color="#000000" loext:opacity="100%" fo:font-size="10pt" style:font-size-asian="10pt" style:font-size-complex="10pt"/>
    </style:style>
    <style:style style:name="P34" style:family="paragraph" style:parent-style-name="LO-normal">
      <style:paragraph-properties fo:margin-top="0in" fo:margin-bottom="0in" style:contextual-spacing="false" fo:line-height="100%" fo:orphans="0" fo:widows="0"/>
      <style:text-properties fo:color="#000000" loext:opacity="100%" fo:font-size="10pt" style:font-size-asian="10pt" style:font-size-complex="10pt"/>
    </style:style>
    <style:style style:name="P35" style:family="paragraph" style:parent-style-name="LO-normal">
      <style:paragraph-properties fo:margin-top="0in" fo:margin-bottom="0in" style:contextual-spacing="false" fo:line-height="95%" fo:break-before="auto" fo:break-after="auto"/>
      <style:text-properties fo:color="#000000" loext:opacity="100%" fo:font-size="10pt" style:font-size-asian="10pt" style:font-size-complex="10pt"/>
    </style:style>
    <style:style style:name="P36" style:family="paragraph" style:parent-style-name="LO-normal">
      <style:paragraph-properties fo:break-before="auto" fo:break-after="auto"/>
    </style:style>
    <style:style style:name="P37" style:family="paragraph" style:parent-style-name="LO-normal">
      <style:paragraph-properties fo:margin-left="0in" fo:margin-right="0.1665in" fo:margin-top="0in" fo:margin-bottom="0in" style:contextual-spacing="false" fo:line-height="91%" fo:text-indent="0in" style:auto-text-indent="false" fo:break-before="auto" fo:break-after="auto"/>
    </style:style>
    <style:style style:name="P38" style:family="paragraph" style:parent-style-name="LO-normal">
      <style:paragraph-properties fo:margin-top="0in" fo:margin-bottom="0in" style:contextual-spacing="false" fo:line-height="91%" fo:break-before="auto" fo:break-after="auto">
        <style:tab-stops>
          <style:tab-stop style:position="0.2429in"/>
        </style:tab-stops>
      </style:paragraph-properties>
      <style:text-properties officeooo:paragraph-rsid="001a66e4"/>
    </style:style>
    <style:style style:name="P39" style:family="paragraph" style:parent-style-name="LO-normal" style:master-page-name="Converted1">
      <style:paragraph-properties fo:margin-top="0in" fo:margin-bottom="0in" style:contextual-spacing="false" fo:line-height="91%" style:page-number="auto" fo:break-before="page">
        <style:tab-stops>
          <style:tab-stop style:position="0.25in"/>
        </style:tab-stops>
      </style:paragraph-properties>
    </style:style>
    <style:style style:name="P40" style:family="paragraph" style:parent-style-name="LO-normal">
      <style:paragraph-properties fo:margin-left="0in" fo:margin-right="0in" fo:margin-top="0in" fo:margin-bottom="0in" style:contextual-spacing="false" fo:line-height="82%" fo:text-indent="0in" style:auto-text-indent="false" fo:break-before="auto" fo:break-after="auto"/>
    </style:style>
    <style:style style:name="P41" style:family="paragraph" style:parent-style-name="LO-normal">
      <style:paragraph-properties fo:margin-top="0in" fo:margin-bottom="0in" style:contextual-spacing="false" fo:line-height="82%" fo:break-before="auto" fo:break-after="auto"/>
    </style:style>
    <style:style style:name="P42" style:family="paragraph" style:parent-style-name="LO-normal">
      <style:paragraph-properties fo:margin-top="0in" fo:margin-bottom="0in" style:contextual-spacing="false" fo:line-height="82%"/>
    </style:style>
    <style:style style:name="P43" style:family="paragraph" style:parent-style-name="LO-normal">
      <style:paragraph-properties fo:margin-left="0in" fo:margin-right="0in" fo:margin-top="0in" fo:margin-bottom="0in" style:contextual-spacing="false" fo:line-height="82%" fo:text-indent="0in" style:auto-text-indent="false"/>
      <style:text-properties officeooo:paragraph-rsid="001a66e4"/>
    </style:style>
    <style:style style:name="P44" style:family="paragraph" style:parent-style-name="LO-normal">
      <style:paragraph-properties fo:margin-top="0in" fo:margin-bottom="0in" style:contextual-spacing="false" fo:line-height="81%" fo:break-before="auto" fo:break-after="auto"/>
      <style:text-properties fo:font-size="10pt" style:font-size-asian="10pt" style:font-size-complex="10pt"/>
    </style:style>
    <style:style style:name="P45" style:family="paragraph" style:parent-style-name="LO-normal">
      <style:paragraph-properties fo:margin-top="0in" fo:margin-bottom="0in" style:contextual-spacing="false" fo:line-height="100%" fo:break-before="auto" fo:break-after="auto">
        <style:tab-stops>
          <style:tab-stop style:position="0.528in"/>
        </style:tab-stops>
      </style:paragraph-properties>
      <style:text-properties fo:font-size="10pt" style:font-size-asian="10pt" style:font-size-complex="10pt"/>
    </style:style>
    <style:style style:name="P46" style:family="paragraph" style:parent-style-name="LO-normal">
      <style:paragraph-properties fo:margin-top="0in" fo:margin-bottom="0in" style:contextual-spacing="false" fo:line-height="95%" fo:break-before="auto" fo:break-after="auto"/>
      <style:text-properties fo:font-size="10pt" style:font-size-asian="10pt" style:font-size-complex="10pt"/>
    </style:style>
    <style:style style:name="P47" style:family="paragraph" style:parent-style-name="LO-normal" style:master-page-name="Converted2">
      <style:paragraph-properties fo:margin-left="0in" fo:margin-right="0.4307in" fo:margin-top="0in" fo:margin-bottom="0in" style:contextual-spacing="false" fo:line-height="115%" fo:text-indent="0in" style:auto-text-indent="false" style:page-number="auto" fo:break-before="page">
        <style:tab-stops>
          <style:tab-stop style:position="0.2571in"/>
        </style:tab-stops>
      </style:paragraph-properties>
    </style:style>
    <style:style style:name="P48" style:family="paragraph" style:parent-style-name="LO-normal">
      <style:paragraph-properties fo:margin-left="0in" fo:margin-right="0in" fo:margin-top="0in" fo:margin-bottom="0in" style:contextual-spacing="false" fo:line-height="82%" fo:text-indent="0in" style:auto-text-indent="false"/>
      <style:text-properties officeooo:rsid="001a66e4" officeooo:paragraph-rsid="001a66e4"/>
    </style:style>
    <style:style style:name="P49" style:family="paragraph" style:parent-style-name="LO-normal">
      <style:paragraph-properties fo:margin-top="0in" fo:margin-bottom="0in" style:contextual-spacing="false" fo:line-height="82%"/>
      <style:text-properties officeooo:rsid="001a66e4" officeooo:paragraph-rsid="001a66e4"/>
    </style:style>
    <style:style style:name="P50" style:family="paragraph" style:parent-style-name="LO-normal">
      <style:paragraph-properties fo:margin-top="0in" fo:margin-bottom="0in" style:contextual-spacing="false" fo:line-height="100%" fo:orphans="0" fo:widows="0"/>
      <style:text-properties officeooo:rsid="001b2f11" officeooo:paragraph-rsid="001b2f1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1a66e4" style:font-size-asian="14pt" style:font-weight-asian="bold" style:font-size-complex="14pt"/>
    </style:style>
    <style:style style:name="T4" style:family="text">
      <style:text-properties fo:color="#000000" loext:opacity="100%" fo:font-size="10pt" style:font-name-asian="Times New Roman1" style:font-size-asian="10pt" style:font-name-complex="Times New Roman1" style:font-size-complex="10pt"/>
    </style:style>
    <style:style style:name="T5" style:family="text">
      <style:text-properties fo:color="#000000" loext:opacity="100%" fo:font-size="10pt" style:font-size-asian="10pt" style:font-size-complex="10pt"/>
    </style:style>
    <style:style style:name="T6" style:family="text">
      <style:text-properties fo:color="#000000" loext:opacity="100%" fo:font-size="10pt" officeooo:rsid="001a66e4" style:font-size-asian="10pt" style:font-size-complex="10pt"/>
    </style:style>
    <style:style style:name="T7" style:family="text">
      <style:text-properties fo:color="#000000" loext:opacity="100%" fo:font-size="10pt" officeooo:rsid="001b2f11" style:font-size-asian="10pt" style:font-size-complex="10pt"/>
    </style:style>
    <style:style style:name="T8" style:family="text">
      <style:text-properties fo:color="#000000" loext:opacity="100%" fo:font-size="10pt" fo:font-weight="bold" style:font-name-asian="Times New Roman1" style:font-size-asian="10pt" style:font-weight-asian="bold" style:font-name-complex="Times New Roman1" style:font-size-complex="10pt"/>
    </style:style>
    <style:style style:name="T9" style:family="text">
      <style:text-properties fo:color="#000000" loext:opacity="100%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0" style:family="text">
      <style:text-properties fo:color="#000000" loext:opacity="100%" fo:font-size="10pt" fo:font-weight="normal" officeooo:rsid="001c2b7c" style:font-name-asian="Times New Roman1" style:font-size-asian="10pt" style:font-weight-asian="normal" style:font-name-complex="Times New Roman1" style:font-size-complex="10pt" style:font-weight-complex="normal"/>
    </style:style>
    <style:style style:name="T11" style:family="text">
      <style:text-properties fo:color="#000000" loext:opacity="100%" fo:font-size="10pt" fo:font-style="italic" style:font-name-asian="Times New Roman1" style:font-size-asian="10pt" style:font-style-asian="italic" style:font-name-complex="Times New Roman1" style:font-size-complex="10pt"/>
    </style:style>
    <style:style style:name="T12" style:family="text">
      <style:text-properties fo:color="#000000" loext:opacity="100%" fo:font-size="9.5pt" style:font-name-asian="Times New Roman1" style:font-size-asian="9.5pt" style:font-name-complex="Times New Roman1" style:font-size-complex="9.5pt"/>
    </style:style>
    <style:style style:name="T13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4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color="#000000" loext:opacity="100%" fo:font-size="9pt" style:font-name-asian="Times New Roman1" style:font-size-asian="9pt" style:font-name-complex="Times New Roman1" style:font-size-complex="9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a66e4" style:font-size-asian="10pt" style:font-size-complex="10pt"/>
    </style:style>
    <style:style style:name="T19" style:family="text">
      <style:text-properties fo:font-size="10pt" officeooo:rsid="001b2f11" style:font-size-asian="10pt" style:font-size-complex="10pt"/>
    </style:style>
    <style:style style:name="T20" style:family="text">
      <style:text-properties fo:font-size="10pt" officeooo:rsid="001c2b7c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/>
    </style:style>
    <style:style style:name="T22" style:family="text">
      <style:text-properties fo:font-size="10pt" fo:font-style="italic" style:font-size-asian="10pt" style:font-style-asian="italic" style:font-size-complex="10pt"/>
    </style:style>
    <style:style style:name="T2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4" style:family="text">
      <style:text-properties fo:font-size="9.5pt" style:font-size-asian="9.5pt" style:font-size-complex="9.5pt"/>
    </style:style>
    <style:style style:name="T25" style:family="text">
      <style:text-properties officeooo:rsid="001b2f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T2">Отчет по лабораторной работе № <text:s/></text:span><text:span text:style-name="T3">3</text:span><text:span text:style-name="T2"> <text:s text:c="2"/></text:span><text:span text:style-name="T1">по курсу “Фундаментальная информатика”</text:span></text:p>
      <text:p text:style-name="P23"/>
      <text:p text:style-name="P2"><text:span text:style-name="T4">Студент группы </text:span><text:span text:style-name="T17">М80-109Б-22</text:span><text:span text:style-name="T4"> <text:s/>Степанов Алексей Николаевич, № по списку <text:s/></text:span><text:span text:style-name="T17">1</text:span><text:span text:style-name="T5">8</text:span></text:p>
      <text:p text:style-name="P24"/>
      <text:p text:style-name="P3"><text:span text:style-name="T4">Контакты aleksey.stepanov2004@mail.ru, telegram @Alex1stepa</text:span></text:p>
      <text:p text:style-name="P25"/>
      <text:p text:style-name="P4"><text:span text:style-name="T4">Работа выполнена: «</text:span><text:span text:style-name="T17">1</text:span><text:span text:style-name="T18">9</text:span><text:span text:style-name="T12">» </text:span><text:span text:style-name="T24">сентября </text:span><text:span text:style-name="T12">20</text:span><text:span text:style-name="T24">22</text:span><text:span text:style-name="T12">г.</text:span></text:p>
      <text:p text:style-name="P25"/>
      <text:p text:style-name="P3"><text:span text:style-name="T4">Преподаватель: каф. 806 </text:span><text:span text:style-name="T17">Сысоев Максим Алексеевич</text:span></text:p>
      <text:p text:style-name="P26"/>
      <text:p text:style-name="P5"><text:span text:style-name="T4">Отчет сдан «<text:tab/>» _________20</text:span><text:span text:style-name="T17">__</text:span><text:span text:style-name="T4"> г., итоговая оценка _____</text:span></text:p>
      <text:p text:style-name="P27"/>
      <text:p text:style-name="P6"><text:span text:style-name="T4">Подпись преподавателя ________________</text:span></text:p>
      <text:p text:style-name="P28"/>
      <text:list xml:id="list2831636462" text:style-name="WWNum2">
        <text:list-item>
          <text:list>
            <text:list-item>
              <text:p text:style-name="P7"><text:span text:style-name="T8">Тема: <text:s/>Сети и телекоммуникации в ОС UNIX</text:span></text:p>
            </text:list-item>
          </text:list>
        </text:list-item>
      </text:list>
      <text:p text:style-name="P29"/>
      <text:list xml:id="list4173824276" text:style-name="WWNum3">
        <text:list-item>
          <text:p text:style-name="P8"><text:span text:style-name="T8">Цель работы: </text:span><text:span text:style-name="T9">Продемонстрировать владение сетевыми командами в OC Unix</text:span></text:p>
        </text:list-item>
      </text:list>
      <text:p text:style-name="P29"/>
      <text:list xml:id="list120723913630749" text:continue-numbering="true" text:style-name="WWNum3">
        <text:list-item>
          <text:p text:style-name="P8"><text:span text:style-name="T8">Задание </text:span><text:span text:style-name="T4">(</text:span><text:span text:style-name="T11">вариант №</text:span><text:span text:style-name="T8"> <text:s/></text:span><text:span text:style-name="T21">номер варианта, если есть</text:span><text:span text:style-name="T8"> </text:span><text:span text:style-name="T4">)</text:span><text:span text:style-name="T8">:</text:span><text:span text:style-name="T17"> Приобретение основных навыков работы </text:span><text:span text:style-name="T18">c cетевыми командами </text:span><text:span text:style-name="T17">в ОС UNIX</text:span></text:p>
        </text:list-item>
      </text:list>
      <text:p text:style-name="P29"/>
      <text:list xml:id="list120724041558137" text:continue-numbering="true" text:style-name="WWNum3">
        <text:list-item>
          <text:p text:style-name="P9"><text:span text:style-name="T8">Оборудование </text:span><text:span text:style-name="T4">(</text:span><text:span text:style-name="T17">студента</text:span><text:span text:style-name="T4">):</text:span></text:p>
        </text:list-item>
      </text:list>
      <text:p text:style-name="P30"/>
      <text:p text:style-name="P10"><text:span text:style-name="T4">Процессор </text:span><text:span text:style-name="T22">Intel Core i5-8265U @ 8x 3.9GH</text:span><text:span text:style-name="T17"> </text:span><text:span text:style-name="T4"><text:s/>с ОП </text:span><text:span text:style-name="T22">7851</text:span><text:span text:style-name="T4"> Мб, НМД </text:span><text:span text:style-name="T11">1024</text:span><text:span text:style-name="T4"> </text:span><text:span text:style-name="T17">Г</text:span><text:span text:style-name="T4">б. Монитор </text:span><text:span text:style-name="T11">1920</text:span><text:span text:style-name="T22">x1080</text:span></text:p>
      <text:p text:style-name="P29"/>
      <text:list xml:id="list120724935994521" text:continue-numbering="true" text:style-name="WWNum3">
        <text:list-item>
          <text:p text:style-name="P9"><text:span text:style-name="T8">Программное обеспечение (</text:span><text:span text:style-name="T17">студента</text:span><text:span text:style-name="T8">):</text:span></text:p>
        </text:list-item>
      </text:list>
      <text:p text:style-name="P30"/>
      <text:p text:style-name="P10"><text:span text:style-name="T4">Операционная система семейства</text:span><text:span text:style-name="T17">: </text:span><text:span text:style-name="T22">linux</text:span><text:span text:style-name="T4">, наименование: </text:span><text:span text:style-name="T22">ubuntu</text:span><text:span text:style-name="T23">,</text:span><text:span text:style-name="T17"> </text:span><text:span text:style-name="T4"><text:s/>версия</text:span><text:span text:style-name="T17"> </text:span><text:span text:style-name="T22">18.10 cosmic</text:span></text:p>
      <text:p text:style-name="P10"><text:span text:style-name="T4">интерпретатор команд: </text:span><text:span text:style-name="T11">bash</text:span><text:span text:style-name="T4"> версия </text:span><text:span text:style-name="T22">4.4.19</text:span><text:span text:style-name="T4">.</text:span></text:p>
      <text:p text:style-name="P10"><text:span text:style-name="T4">Система программирования </text:span><text:span text:style-name="T17">-- </text:span><text:span text:style-name="T4">версия</text:span><text:span text:style-name="T17"> --</text:span><text:span text:style-name="T21">, </text:span><text:span text:style-name="T17">р</text:span><text:span text:style-name="T4">едактор текстов </text:span><text:span text:style-name="T22">emacs</text:span><text:span text:style-name="T17"> </text:span><text:span text:style-name="T4"><text:s/>версия </text:span><text:span text:style-name="T11">25.2.2</text:span></text:p>
      <text:p text:style-name="P10"><text:span text:style-name="T4">Утилиты операционной системы </text:span><text:span text:style-name="T17">--</text:span></text:p>
      <text:p text:style-name="P10"><text:span text:style-name="T4">Прикладные системы и программы </text:span><text:span text:style-name="T17">--</text:span></text:p>
      <text:p text:style-name="P10"><text:span text:style-name="T4">Местонахождение и имена файлов программ и данных на домашнем компьютере</text:span><text:span text:style-name="T17"> --</text:span></text:p>
      <text:p text:style-name="P36"/>
      <text:p text:style-name="P37"><text:span text:style-name="T8">6. Идея, метод, алгоритм </text:span><text:span text:style-name="T16">решения задачи</text:span><text:span text:style-name="T8"> </text:span><text:span text:style-name="T16">(в формах:</text:span><text:span text:style-name="T8"> </text:span><text:span text:style-name="T16">словесной,</text:span><text:span text:style-name="T8"> </text:span><text:span text:style-name="T16">псевдокода,</text:span><text:span text:style-name="T8"> </text:span><text:span text:style-name="T16">графической</text:span><text:span text:style-name="T8"> </text:span><text:span text:style-name="T16">[блок-схема,</text:span><text:span text:style-name="T8"> </text:span><text:span text:style-name="T16">диаграмма,</text:span><text:span text:style-name="T8"> </text:span><text:span text:style-name="T16">рисунок,</text:span><text:span text:style-name="T8"> </text:span><text:span text:style-name="T16">таблица] или формальные спецификации с пред- и постусловиями)</text:span></text:p>
      <text:p text:style-name="P32"/>
      <text:p text:style-name="P40"><text:span text:style-name="T17">Протестировать команды интерпритатора bash shell интерпритируемого языка shell, о которых нам рассказал наш ппреподователь, ведущий наши лабораторные работы, а именно:</text:span></text:p>
      <text:p text:style-name="P43"><text:span text:style-name="T18">1) Работа с архивами:tar<text:line-break/>2) Сжатие и декомпресиия файла-архива:gzip,gunzip.</text:span></text:p>
      <text:p text:style-name="P48"><text:span text:style-name="T17">3)Работа <text:s/>на удаленном сервере через терминал:ssh</text:span></text:p>
      <text:p text:style-name="P48"><text:span text:style-name="T17">4) Обмен данными между сервером и терминалом:scp</text:span></text:p>
      <text:p text:style-name="P38"><text:span text:style-name="T21">7. </text:span><text:span text:style-name="T8">Сценарий выполнения работы </text:span><text:span text:style-name="T16">[план работы,</text:span><text:span text:style-name="T8"> </text:span><text:span text:style-name="T16">первоначальный текст программы в черновике</text:span><text:span text:style-name="T8"> </text:span><text:span text:style-name="T16">(можно на отдельном листе)</text:span><text:span text:style-name="T8"> </text:span><text:span text:style-name="T16">и</text:span><text:span text:style-name="T8"> </text:span><text:span text:style-name="T16">тесты либо соображения по тестированию].</text:span></text:p>
      <text:p text:style-name="P32"/>
      <text:p text:style-name="P41"><text:span text:style-name="T5">1) Посмотреть в каком катологе был открыт интерпретатор</text:span></text:p>
      <text:p text:style-name="P42"><text:span text:style-name="T5">3) Вывести информацию о содержимом текущего каталога</text:span></text:p>
      <text:p text:style-name="P49"><text:span text:style-name="T5">3)Войти на сервер,созданный на хостинге xshell.com </text:span></text:p>
      <text:p text:style-name="P42"><text:span text:style-name="T5">4) Создать папку и пустой файл на серве</text:span><text:span text:style-name="T6">ре, переместить его на компьютер в заданную директорию.</text:span></text:p>
      <text:p text:style-name="P42"><text:span text:style-name="T5">5)</text:span><text:span text:style-name="T6">Используя заранее заготвленную мемную картинку про скавенов(whfb), создать на ее основе архив, сжать его(максимально), переправить на сервер.</text:span></text:p>
      <text:p text:style-name="P42"><text:span text:style-name="T5">6) </text:span><text:span text:style-name="T7">На сервере декомпрессировать архив,разархивировать изображение и порадоваться, что влияние подземной империи распространилось на мой личный сервер.</text:span></text:p>
      <text:p text:style-name="P32"/>
      <text:p text:style-name="P39"><text:span text:style-name="T21">8. </text:span><text:span text:style-name="T8">Распечатка протокола </text:span><text:span text:style-name="T16">(подклеить листинг окончательного варианта программы с тестовыми примерами,</text:span><text:span text:style-name="T8"> </text:span><text:span text:style-name="T16">подписанный</text:span><text:span text:style-name="T8"> </text:span><text:span text:style-name="T16">преподавателем).</text:span></text:p>
      <text:p text:style-name="P36"/>
      <text:p text:style-name="P36">Сюда вставляем листинг программы, если есть + примеры запуска. Для второй лабы в качестве листинга нужен протокол из терминала в следующем виде:<text:line-break/> <text:span text:style-name="T25">Сервер:<text:line-break/>stud@it-37:~/today_need_to_delete$ ssh AlNStepanov@shell.xshellz.com</text:span></text:p>
      <text:p text:style-name="LO-normal">AlNStepanov@shell.xshellz.com's password: </text:p>
      <text:p text:style-name="LO-normal">Linux xshellz-free 5.10.0-12-amd64 #1 SMP Debian 5.10.103-1 (2022-03-07) x86_64</text:p>
      <text:p text:style-name="LO-normal">Welcome back to xShellz Free Server.</text:p>
      <text:p text:style-name="LO-normal"/>
      <text:p text:style-name="LO-normal"><text:s text:c="27"/>_//_\\</text:p>
      <text:p text:style-name="LO-normal"><text:s text:c="25"/>," <text:s text:c="3"/>//".</text:p>
      <text:p text:style-name="LO-normal"><text:s text:c="24"/>/ <text:s text:c="9"/>\</text:p>
      <text:p text:style-name="LO-normal"><text:s text:c="22"/>_/ <text:s text:c="10"/>|</text:p>
      <text:p text:style-name="LO-normal"><text:s text:c="21"/>(.-,--.<text:tab/> <text:s text:c="2"/>|</text:p>
      <text:p text:style-name="LO-normal"><text:s text:c="4"/>Hmmmm, <text:s text:c="10"/>/o/ <text:s/>o \ <text:s text:c="4"/>/</text:p>
      <text:p text:style-name="LO-normal"><text:s text:c="5"/>Interlicious <text:s text:c="3"/>\_\ <text:s text:c="3"/>/ <text:s/>/\/\</text:p>
      <text:p text:style-name="LO-normal"><text:s text:c="13"/>\ <text:s text:c="6"/>(__`--' <text:s text:c="2"/>._)</text:p>
      <text:p text:style-name="LO-normal"><text:s text:c="21"/>/ <text:s/>`-. <text:s text:c="4"/>|</text:p>
      <text:p text:style-name="LO-normal"><text:s text:c="20"/>( <text:s text:c="4"/>,`-. <text:s/>|</text:p>
      <text:p text:style-name="LO-normal"><text:s text:c="21"/>`-,--\_ <text:s/>) |-.</text:p>
      <text:p text:style-name="LO-normal"/>
      <text:p text:style-name="LO-normal">Users of the Rizon IRC Network: Please connect to the sli.rizon.net server using the shell.xshellz.com vhost.</text:p>
      <text:p text:style-name="LO-normal"/>
      <text:p text:style-name="LO-normal">Use xshellzhelp to list all available commands.</text:p>
      <text:p text:style-name="LO-normal"/>
      <text:p text:style-name="LO-normal">Thanks for using xShellz Shell Services.</text:p>
      <text:p text:style-name="LO-normal"/>
      <text:p text:style-name="LO-normal">Start with typing: xshellzhelp</text:p>
      <text:p text:style-name="LO-normal"/>
      <text:p text:style-name="LO-normal">[IMPORTANT]: This server is now using only one IP: 158.69.251.105</text:p>
      <text:p text:style-name="LO-normal">AlNStepanov@xshellz-free:~$ ls -l</text:p>
      <text:p text:style-name="LO-normal">total 4</text:p>
      <text:p text:style-name="LO-normal">-rw-r--r-- 1 AlNStepanov users <text:s text:c="3"/>0 сен 19 08:12 fil.txt</text:p>
      <text:p text:style-name="LO-normal">-rw-r--r-- 1 AlNStepanov users <text:s text:c="3"/>0 сен 19 08:04 file.txt</text:p>
      <text:p text:style-name="LO-normal">drwxr-xr-x 2 AlNStepanov users 4096 сен 19 08:03 goood</text:p>
      <text:p text:style-name="LO-normal">AlNStepanov@xshellz-free:~$ scp -r <text:s/>AlNStepanov@shell.xshellz.com:/home/A/AlNStepanov .</text:p>
      <text:p text:style-name="LO-normal">ls</text:p>
      <text:p text:style-name="LO-normal">ls -l </text:p>
      <text:p text:style-name="LO-normal">ssh: connect to host shell.xshellz.com port 22: Connection timed out</text:p>
      <text:p text:style-name="LO-normal">AlNStepanov@xshellz-free:~$ ls</text:p>
      <text:p text:style-name="LO-normal">fil.txt <text:s/>file.txt <text:s/>goood</text:p>
      <text:p text:style-name="LO-normal">AlNStepanov@xshellz-free:~$ ls -l</text:p>
      <text:p text:style-name="LO-normal">total 4</text:p>
      <text:p text:style-name="LO-normal">-rw-r--r-- 1 AlNStepanov users <text:s text:c="3"/>0 сен 19 08:12 fil.txt</text:p>
      <text:p text:style-name="LO-normal">-rw-r--r-- 1 AlNStepanov users <text:s text:c="3"/>0 сен 19 08:04 file.txt</text:p>
      <text:p text:style-name="LO-normal">drwxr-xr-x 2 AlNStepanov users 4096 сен 19 08:03 goood</text:p>
      <text:p text:style-name="LO-normal">AlNStepanov@xshellz-free:~$ rm fil.txt</text:p>
      <text:p text:style-name="LO-normal">AlNStepanov@xshellz-free:~$ ls -l</text:p>
      <text:p text:style-name="LO-normal">total 4</text:p>
      <text:p text:style-name="LO-normal">-rw-r--r-- 1 AlNStepanov users <text:s text:c="3"/>0 сен 19 08:04 file.txt</text:p>
      <text:p text:style-name="LO-normal">drwxr-xr-x 2 AlNStepanov users 4096 сен 19 08:03 goood</text:p>
      <text:p text:style-name="LO-normal">AlNStepanov@xshellz-free:~$ ls -l</text:p>
      <text:p text:style-name="LO-normal">total 228</text:p>
      <text:p text:style-name="LO-normal">-rw-r--r-- 1 AlNStepanov users 227477 сен 19 08:31 fil.txt</text:p>
      <text:p text:style-name="LO-normal">-rw-r--r-- 1 AlNStepanov users <text:s text:c="5"/>0 сен 19 08:04 file.txt</text:p>
      <text:p text:style-name="LO-normal"><text:soft-page-break/>drwxr-xr-x 2 AlNStepanov users <text:s text:c="2"/>4096 сен 19 08:03 goood</text:p>
      <text:p text:style-name="LO-normal">AlNStepanov@xshellz-free:~$ rm fil.txt </text:p>
      <text:p text:style-name="LO-normal">AlNStepanov@xshellz-free:~$ ls -l</text:p>
      <text:p text:style-name="LO-normal">total 4</text:p>
      <text:p text:style-name="LO-normal">-rw-r--r-- 1 AlNStepanov users <text:s text:c="3"/>0 сен 19 08:04 file.txt</text:p>
      <text:p text:style-name="LO-normal">drwxr-xr-x 2 AlNStepanov users 4096 сен 19 08:03 goood</text:p>
      <text:p text:style-name="LO-normal">AlNStepanov@xshellz-free:~$ ls -l</text:p>
      <text:p text:style-name="LO-normal">total 228</text:p>
      <text:p text:style-name="LO-normal">-rw-r--r-- 1 AlNStepanov users <text:s text:c="5"/>0 сен 19 08:04 file.txt</text:p>
      <text:p text:style-name="LO-normal">drwxr-xr-x 2 AlNStepanov users <text:s text:c="2"/>4096 сен 19 08:03 goood</text:p>
      <text:p text:style-name="LO-normal">-rw-r--r-- 1 AlNStepanov users 227477 сен 19 08:31 skaven.tar.gz</text:p>
      <text:p text:style-name="LO-normal">AlNStepanov@xshellz-free:~$ gunzip skaven.tar.gz </text:p>
      <text:p text:style-name="LO-normal">AlNStepanov@xshellz-free:~$ ls -l</text:p>
      <text:p text:style-name="LO-normal">total 236</text:p>
      <text:p text:style-name="LO-normal">-rw-r--r-- 1 AlNStepanov users <text:s text:c="5"/>0 сен 19 08:04 file.txt</text:p>
      <text:p text:style-name="LO-normal">drwxr-xr-x 2 AlNStepanov users <text:s text:c="2"/>4096 сен 19 08:03 goood</text:p>
      <text:p text:style-name="LO-normal">-rw-r--r-- 1 AlNStepanov users 235520 сен 19 08:31 skaven.tar</text:p>
      <text:p text:style-name="LO-normal">AlNStepanov@xshellz-free:~$ tar -xvf skaven.tar </text:p>
      <text:p text:style-name="LO-normal">skaven_meme.jpg</text:p>
      <text:p text:style-name="LO-normal">AlNStepanov@xshellz-free:~$ ls -l</text:p>
      <text:p text:style-name="LO-normal">total 460</text:p>
      <text:p text:style-name="LO-normal">-rw-r--r-- 1 AlNStepanov users <text:s text:c="5"/>0 сен 19 08:04 file.txt</text:p>
      <text:p text:style-name="LO-normal">drwxr-xr-x 2 AlNStepanov users <text:s text:c="2"/>4096 сен 19 08:03 goood</text:p>
      <text:p text:style-name="LO-normal">-rw-r--r-- 1 AlNStepanov users 235520 сен 19 08:31 skaven.tar</text:p>
      <text:p text:style-name="LO-normal">-rw-r--r-- 1 AlNStepanov users 228239 сен 19 07:28 skaven_meme.jpg<text:line-break/><text:span text:style-name="T25">Терминал:<text:line-break/>stud@it-37:~$ pwd</text:span></text:p>
      <text:p text:style-name="LO-normal">/home/stud</text:p>
      <text:p text:style-name="LO-normal">stud@it-37:~$ ls -l</text:p>
      <text:p text:style-name="LO-normal">total 68</text:p>
      <text:p text:style-name="LO-normal">-rw-rw-r-- 1 stud stud <text:s text:c="2"/>52 сен 13 16:04 abc</text:p>
      <text:p text:style-name="LO-normal">drwxr-xr-x 2 stud stud 4096 сен <text:s/>5 13:12 Desktop</text:p>
      <text:p text:style-name="LO-normal">drwxr-xr-x 2 stud stud 4096 сен <text:s/>5 13:12 Documents</text:p>
      <text:p text:style-name="LO-normal">drwxr-xr-x 2 stud stud 4096 сен 19 10:20 Downloads</text:p>
      <text:p text:style-name="LO-normal">-rw-rw-r-- 1 stud stud <text:s/>116 сен 13 16:39 f</text:p>
      <text:p text:style-name="LO-normal">-rw-rw-r-- 1 stud stud <text:s/>110 сен 13 15:50 file.txt</text:p>
      <text:p text:style-name="LO-normal">-rw-rw-r-- 1 stud stud <text:s text:c="3"/>0 сен 13 15:44 joke</text:p>
      <text:p text:style-name="LO-normal">drwxrwxr-x 2 stud stud 4096 сен 13 14:20 k</text:p>
      <text:p text:style-name="LO-normal">-rw-rw-r-- 1 stud stud <text:s text:c="3"/>7 сен 13 15:20 kiy</text:p>
      <text:p text:style-name="LO-normal">-rw-rw-r-- 1 stud stud <text:s text:c="3"/>0 сен 13 15:47 lam</text:p>
      <text:p text:style-name="LO-normal">drwxr-xr-x 2 stud stud 4096 сен <text:s/>5 13:12 Music</text:p>
      <text:p text:style-name="LO-normal">drwxrwxr-x 2 stud stud 4096 сен 13 14:22 pictures</text:p>
      <text:p text:style-name="LO-normal">drwxr-xr-x 3 stud stud 4096 сен 12 12:18 Pictures</text:p>
      <text:p text:style-name="LO-normal">drwxr-xr-x 2 stud stud 4096 сен <text:s/>5 13:12 Public</text:p>
      <text:p text:style-name="LO-normal">drwx------ 4 stud stud 4096 сен 17 11:34 snap</text:p>
      <text:p text:style-name="LO-normal">drwxrwxr-x 2 stud stud 4096 сен 13 14:21 stud</text:p>
      <text:p text:style-name="LO-normal">drwxr-xr-x 2 stud stud 4096 сен <text:s/>5 13:12 Templates</text:p>
      <text:p text:style-name="LO-normal">drwxrwxr-x 2 stud stud 4096 сен 19 11:00 today_need_to_delete</text:p>
      <text:p text:style-name="LO-normal">drwxr-xr-x 2 stud stud 4096 сен <text:s/>5 13:12 Videos</text:p>
      <text:p text:style-name="LO-normal">stud@it-37:~$ scp fil.txt AlNStepanov@shell.xshellz.com:/home/A/AlNStepanov today_need_to_delete</text:p>
      <text:p text:style-name="LO-normal"/>
      <text:p text:style-name="LO-normal">cp: cannot stat 'fil.txt': No such file or directory</text:p>
      <text:p text:style-name="LO-normal">AlNStepanov@shell.xshellz.com's password: </text:p>
      <text:p text:style-name="LO-normal">scp: /home/A/AlNStepanov: not a regular file</text:p>
      <text:p text:style-name="LO-normal">stud@it-37:~$ scp <text:s/>AlNStepanov@shell.xshellz.com:/home/A/AlNStepanov . fil.txt</text:p>
      <text:p text:style-name="LO-normal">fil.txt: No such file or directory</text:p>
      <text:p text:style-name="LO-normal"><text:soft-page-break/>stud@it-37:~$ scp fil.txt AlNStepanov@shell.xshellz.com:/home/A/AlNStepanov today_need_to_delete</text:p>
      <text:p text:style-name="LO-normal">cp: cannot stat 'fil.txt': No such file or directory</text:p>
      <text:p text:style-name="LO-normal">AlNStepanov@shell.xshellz.com's password: </text:p>
      <text:p text:style-name="LO-normal">scp: /home/A/AlNStepanov: not a regular file</text:p>
      <text:p text:style-name="LO-normal">stud@it-37:~$ ls -l</text:p>
      <text:p text:style-name="LO-normal">total 68</text:p>
      <text:p text:style-name="LO-normal">-rw-rw-r-- 1 stud stud <text:s text:c="2"/>52 сен 13 16:04 abc</text:p>
      <text:p text:style-name="LO-normal">drwxr-xr-x 2 stud stud 4096 сен <text:s/>5 13:12 Desktop</text:p>
      <text:p text:style-name="LO-normal">drwxr-xr-x 2 stud stud 4096 сен <text:s/>5 13:12 Documents</text:p>
      <text:p text:style-name="LO-normal">drwxr-xr-x 2 stud stud 4096 сен 19 10:20 Downloads</text:p>
      <text:p text:style-name="LO-normal">-rw-rw-r-- 1 stud stud <text:s/>116 сен 13 16:39 f</text:p>
      <text:p text:style-name="LO-normal">-rw-rw-r-- 1 stud stud <text:s/>110 сен 13 15:50 file.txt</text:p>
      <text:p text:style-name="LO-normal">-rw-rw-r-- 1 stud stud <text:s text:c="3"/>0 сен 13 15:44 joke</text:p>
      <text:p text:style-name="LO-normal">drwxrwxr-x 2 stud stud 4096 сен 13 14:20 k</text:p>
      <text:p text:style-name="LO-normal">-rw-rw-r-- 1 stud stud <text:s text:c="3"/>7 сен 13 15:20 kiy</text:p>
      <text:p text:style-name="LO-normal">-rw-rw-r-- 1 stud stud <text:s text:c="3"/>0 сен 13 15:47 lam</text:p>
      <text:p text:style-name="LO-normal">drwxr-xr-x 2 stud stud 4096 сен <text:s/>5 13:12 Music</text:p>
      <text:p text:style-name="LO-normal">drwxrwxr-x 2 stud stud 4096 сен 13 14:22 pictures</text:p>
      <text:p text:style-name="LO-normal">drwxr-xr-x 3 stud stud 4096 сен 12 12:18 Pictures</text:p>
      <text:p text:style-name="LO-normal">drwxr-xr-x 2 stud stud 4096 сен <text:s/>5 13:12 Public</text:p>
      <text:p text:style-name="LO-normal">drwx------ 4 stud stud 4096 сен 17 11:34 snap</text:p>
      <text:p text:style-name="LO-normal">drwxrwxr-x 2 stud stud 4096 сен 13 14:21 stud</text:p>
      <text:p text:style-name="LO-normal">drwxr-xr-x 2 stud stud 4096 сен <text:s/>5 13:12 Templates</text:p>
      <text:p text:style-name="LO-normal">drwxrwxr-x 2 stud stud 4096 сен 19 11:00 today_need_to_delete</text:p>
      <text:p text:style-name="LO-normal">drwxr-xr-x 2 stud stud 4096 сен <text:s/>5 13:12 Videos</text:p>
      <text:p text:style-name="LO-normal">stud@it-37:~$ cd today_need_to_delete/</text:p>
      <text:p text:style-name="LO-normal">stud@it-37:~/today_need_to_delete$ ls -l</text:p>
      <text:p text:style-name="LO-normal">total 224</text:p>
      <text:p text:style-name="LO-normal">-rw-rw-r-- 1 stud stud 228239 сен 19 10:28 skaven_meme.jpg</text:p>
      <text:p text:style-name="LO-normal">stud@it-37:~/today_need_to_delete$ ls </text:p>
      <text:p text:style-name="LO-normal">skaven_meme.jpg</text:p>
      <text:p text:style-name="LO-normal">stud@it-37:~/today_need_to_delete$ scp <text:s/>AlNStepanov@shell.xshellz.com:/home/A/AlNStepanov/fil.txt .</text:p>
      <text:p text:style-name="LO-normal">AlNStepanov@shell.xshellz.com's password: </text:p>
      <text:p text:style-name="LO-normal">Permission denied, please try again.</text:p>
      <text:p text:style-name="LO-normal">AlNStepanov@shell.xshellz.com's password: </text:p>
      <text:p text:style-name="LO-normal">fil.txt <text:s text:c="38"/>100% <text:s text:c="3"/>0 <text:s text:c="4"/>0.0KB/s <text:s text:c="2"/>00:00 <text:s text:c="3"/></text:p>
      <text:p text:style-name="LO-normal">stud@it-37:~/today_need_to_delete$ ls -l</text:p>
      <text:p text:style-name="LO-normal">total 224</text:p>
      <text:p text:style-name="LO-normal">-rw-r--r-- 1 stud stud <text:s text:c="5"/>0 сен 19 11:27 fil.txt</text:p>
      <text:p text:style-name="LO-normal">-rw-rw-r-- 1 stud stud 228239 сен 19 10:28 skaven_meme.jpg</text:p>
      <text:p text:style-name="LO-normal">stud@it-37:~/today_need_to_delete$ tar -cvf skaven_meme.jpg</text:p>
      <text:p text:style-name="LO-normal">tar: Cowardly refusing to create an empty archive</text:p>
      <text:p text:style-name="LO-normal">Try 'tar --help' or 'tar --usage' for more information.</text:p>
      <text:p text:style-name="LO-normal">stud@it-37:~/today_need_to_delete$ ls -l</text:p>
      <text:p text:style-name="LO-normal">total 224</text:p>
      <text:p text:style-name="LO-normal">-rw-r--r-- 1 stud stud <text:s text:c="5"/>0 сен 19 11:27 fil.txt</text:p>
      <text:p text:style-name="LO-normal">-rw-rw-r-- 1 stud stud 228239 сен 19 10:28 skaven_meme.jpg</text:p>
      <text:p text:style-name="LO-normal">stud@it-37:~/today_need_to_delete$ man tar</text:p>
      <text:p text:style-name="LO-normal">stud@it-37:~/today_need_to_delete$ </text:p>
      <text:p text:style-name="LO-normal">stud@it-37:~/today_need_to_delete$ tar --help</text:p>
      <text:p text:style-name="LO-normal">Usage: tar [OPTION...] [FILE]...</text:p>
      <text:p text:style-name="LO-normal">GNU 'tar' saves many files together into a single tape or disk archive, and can</text:p>
      <text:p text:style-name="LO-normal">restore individual files from the archive.</text:p>
      <text:p text:style-name="LO-normal"/>
      <text:p text:style-name="LO-normal">Examples:</text:p>
      <text:p text:style-name="LO-normal"><text:s text:c="2"/>tar -cf archive.tar foo bar <text:s/># Create archive.tar from files foo and bar.</text:p>
      <text:p text:style-name="LO-normal"><text:soft-page-break/><text:s text:c="2"/>tar -tvf archive.tar <text:s text:c="8"/># List all files in archive.tar verbosely.</text:p>
      <text:p text:style-name="LO-normal"><text:s text:c="2"/>tar -xf archive.tar <text:s text:c="9"/># Extract all files from archive.tar.</text:p>
      <text:p text:style-name="LO-normal"/>
      <text:p text:style-name="LO-normal"><text:s/>Main operation mode:</text:p>
      <text:p text:style-name="LO-normal"><text:s text:c="2"/>-A, --catenate, --concatenate <text:s text:c="2"/>append tar files to an archive</text:p>
      <text:p text:style-name="LO-normal"><text:s text:c="2"/>-c, --create <text:s text:c="14"/>create a new archive</text:p>
      <text:p text:style-name="LO-normal"><text:s text:c="6"/>--delete <text:s text:c="14"/>delete from the archive (not on mag tapes!)</text:p>
      <text:p text:style-name="LO-normal"><text:s text:c="2"/>-d, --diff, --compare <text:s text:c="5"/>find differences between archive and file system</text:p>
      <text:p text:style-name="LO-normal"><text:s text:c="2"/>-r, --append <text:s text:c="14"/>append files to the end of an archive</text:p>
      <text:p text:style-name="LO-normal"><text:s text:c="6"/>--test-label <text:s text:c="10"/>test the archive volume label and exit</text:p>
      <text:p text:style-name="LO-normal"><text:s text:c="2"/>-t, --list <text:s text:c="16"/>list the contents of an archive</text:p>
      <text:p text:style-name="LO-normal"><text:s text:c="2"/>-u, --update <text:s text:c="14"/>only append files newer than copy in archive</text:p>
      <text:p text:style-name="LO-normal"><text:s text:c="2"/>-x, --extract, --get <text:s text:c="6"/>extract files from an archive</text:p>
      <text:p text:style-name="LO-normal"/>
      <text:p text:style-name="LO-normal"><text:s/>Operation modifiers:</text:p>
      <text:p text:style-name="LO-normal"/>
      <text:p text:style-name="LO-normal"><text:s text:c="6"/>--check-device <text:s text:c="8"/>check device numbers when creating incremental</text:p>
      <text:p text:style-name="LO-normal"><text:s text:c="29"/>archives (default)</text:p>
      <text:p text:style-name="LO-normal"><text:s text:c="2"/>-g, --listed-incremental=FILE <text:s text:c="2"/>handle new GNU-format incremental backup</text:p>
      <text:p text:style-name="LO-normal"><text:s text:c="2"/>-G, --incremental <text:s text:c="9"/>handle old GNU-format incremental backup</text:p>
      <text:p text:style-name="LO-normal"><text:s text:c="6"/>--hole-detection=TYPE <text:s/>technique to detect holes</text:p>
      <text:p text:style-name="LO-normal"><text:s text:c="6"/>--ignore-failed-read <text:s text:c="2"/>do not exit with nonzero on unreadable files</text:p>
      <text:p text:style-name="LO-normal"><text:s text:c="6"/>--level=NUMBER <text:s text:c="8"/>dump level for created listed-incremental archive</text:p>
      <text:p text:style-name="LO-normal"><text:s text:c="6"/>--no-check-device <text:s text:c="5"/>do not check device numbers when creating</text:p>
      <text:p text:style-name="LO-normal"><text:s text:c="29"/>incremental archives</text:p>
      <text:p text:style-name="LO-normal"><text:s text:c="6"/>--no-seek <text:s text:c="13"/>archive is not seekable</text:p>
      <text:p text:style-name="LO-normal"><text:s text:c="2"/>-n, --seek <text:s text:c="16"/>archive is seekable</text:p>
      <text:p text:style-name="LO-normal"><text:s text:c="6"/>--occurrence[=NUMBER] <text:s/>process only the NUMBERth occurrence of each file</text:p>
      <text:p text:style-name="LO-normal"><text:s text:c="29"/>in the archive; this option is valid only in</text:p>
      <text:p text:style-name="LO-normal"><text:s text:c="29"/>conjunction with one of the subcommands --delete,</text:p>
      <text:p text:style-name="LO-normal"><text:s text:c="29"/>--diff, --extract or --list and when a list of</text:p>
      <text:p text:style-name="LO-normal"><text:s text:c="29"/>files is given either on the command line or via</text:p>
      <text:p text:style-name="LO-normal"><text:s text:c="29"/>the -T option; NUMBER defaults to 1</text:p>
      <text:p text:style-name="LO-normal"><text:s text:c="6"/>--sparse-version=MAJOR[.MINOR]</text:p>
      <text:p text:style-name="LO-normal"><text:s text:c="29"/>set version of the sparse format to use (implies</text:p>
      <text:p text:style-name="LO-normal"><text:s text:c="29"/>--sparse)</text:p>
      <text:p text:style-name="LO-normal"><text:s text:c="2"/>-S, --sparse <text:s text:c="14"/>handle sparse files efficiently</text:p>
      <text:p text:style-name="LO-normal"/>
      <text:p text:style-name="LO-normal"><text:s/>Local file name selection:</text:p>
      <text:p text:style-name="LO-normal"><text:s text:c="6"/>--add-file=FILE <text:s text:c="7"/>add given FILE to the archive (useful if its name</text:p>
      <text:p text:style-name="LO-normal"><text:s text:c="29"/>starts with a dash)</text:p>
      <text:p text:style-name="LO-normal"><text:s text:c="2"/>-C, --directory=DIR <text:s text:c="7"/>change to directory DIR</text:p>
      <text:p text:style-name="LO-normal"><text:s text:c="6"/>--exclude=PATTERN <text:s text:c="5"/>exclude files, given as a PATTERN</text:p>
      <text:p text:style-name="LO-normal"><text:s text:c="6"/>--exclude-backups <text:s text:c="5"/>exclude backup and lock files</text:p>
      <text:p text:style-name="LO-normal"><text:s text:c="6"/>--exclude-caches <text:s text:c="6"/>exclude contents of directories containing</text:p>
      <text:p text:style-name="LO-normal"><text:s text:c="29"/>CACHEDIR.TAG, except for the tag file itself</text:p>
      <text:p text:style-name="LO-normal"><text:s text:c="6"/>--exclude-caches-all <text:s text:c="2"/>exclude directories containing CACHEDIR.TAG</text:p>
      <text:p text:style-name="LO-normal"><text:s text:c="6"/>--exclude-caches-under exclude everything under directories containing</text:p>
      <text:p text:style-name="LO-normal"><text:s text:c="29"/>CACHEDIR.TAG</text:p>
      <text:p text:style-name="LO-normal"><text:s text:c="6"/>--exclude-ignore=FILE <text:s/>read exclude patterns for each directory from</text:p>
      <text:p text:style-name="LO-normal"><text:s text:c="29"/>FILE, if it exists</text:p>
      <text:p text:style-name="LO-normal"><text:s text:c="6"/>--exclude-ignore-recursive=FILE</text:p>
      <text:p text:style-name="LO-normal"><text:s text:c="29"/>read exclude patterns for each directory and its</text:p>
      <text:p text:style-name="LO-normal"><text:s text:c="29"/>subdirectories from FILE, if it exists</text:p>
      <text:p text:style-name="LO-normal"><text:s text:c="6"/>--exclude-tag=FILE <text:s text:c="4"/>exclude contents of directories containing FILE,</text:p>
      <text:p text:style-name="LO-normal"><text:s text:c="29"/>except for FILE itself</text:p>
      <text:p text:style-name="LO-normal"><text:soft-page-break/><text:s text:c="6"/>--exclude-tag-all=FILE exclude directories containing FILE</text:p>
      <text:p text:style-name="LO-normal"><text:s text:c="6"/>--exclude-tag-under=FILE <text:s text:c="2"/>exclude everything under directories</text:p>
      <text:p text:style-name="LO-normal"><text:s text:c="29"/>containing FILE</text:p>
      <text:p text:style-name="LO-normal"><text:s text:c="6"/>--exclude-vcs <text:s text:c="9"/>exclude version control system directories</text:p>
      <text:p text:style-name="LO-normal"><text:s text:c="6"/>--exclude-vcs-ignores <text:s/>read exclude patterns from the VCS ignore files</text:p>
      <text:p text:style-name="LO-normal"><text:s text:c="6"/>--no-null <text:s text:c="13"/>disable the effect of the previous --null option</text:p>
      <text:p text:style-name="LO-normal"><text:s text:c="6"/>--no-recursion <text:s text:c="8"/>avoid descending automatically in directories</text:p>
      <text:p text:style-name="LO-normal"><text:s text:c="6"/>--no-unquote <text:s text:c="10"/>do not unquote input file or member names</text:p>
      <text:p text:style-name="LO-normal"><text:s text:c="6"/>--no-verbatim-files-from <text:s text:c="2"/>-T treats file names starting with dash as</text:p>
      <text:p text:style-name="LO-normal"><text:s text:c="29"/>options (default)</text:p>
      <text:p text:style-name="LO-normal"><text:s text:c="6"/>--null <text:s text:c="16"/>-T reads null-terminated names; implies</text:p>
      <text:p text:style-name="LO-normal"><text:s text:c="29"/>--verbatim-files-from</text:p>
      <text:p text:style-name="LO-normal"><text:s text:c="6"/>--recursion <text:s text:c="11"/>recurse into directories (default)</text:p>
      <text:p text:style-name="LO-normal"><text:s text:c="2"/>-T, --files-from=FILE <text:s text:c="5"/>get names to extract or create from FILE</text:p>
      <text:p text:style-name="LO-normal"><text:s text:c="6"/>--unquote <text:s text:c="13"/>unquote input file or member names (default)</text:p>
      <text:p text:style-name="LO-normal"><text:s text:c="6"/>--verbatim-files-from <text:s/>-T reads file names verbatim (no escape or option</text:p>
      <text:p text:style-name="LO-normal"><text:s text:c="29"/>handling)</text:p>
      <text:p text:style-name="LO-normal"><text:s text:c="2"/>-X, --exclude-from=FILE <text:s text:c="3"/>exclude patterns listed in FILE</text:p>
      <text:p text:style-name="LO-normal"/>
      <text:p text:style-name="LO-normal"><text:s/>File name matching options (affect both exclude and include patterns):</text:p>
      <text:p text:style-name="LO-normal"/>
      <text:p text:style-name="LO-normal"><text:s text:c="6"/>--anchored <text:s text:c="12"/>patterns match file name start</text:p>
      <text:p text:style-name="LO-normal"><text:s text:c="6"/>--ignore-case <text:s text:c="9"/>ignore case</text:p>
      <text:p text:style-name="LO-normal"><text:s text:c="6"/>--no-anchored <text:s text:c="9"/>patterns match after any '/' (default for</text:p>
      <text:p text:style-name="LO-normal"><text:s text:c="29"/>exclusion)</text:p>
      <text:p text:style-name="LO-normal"><text:s text:c="6"/>--no-ignore-case <text:s text:c="6"/>case sensitive matching (default)</text:p>
      <text:p text:style-name="LO-normal"><text:s text:c="6"/>--no-wildcards <text:s text:c="8"/>verbatim string matching</text:p>
      <text:p text:style-name="LO-normal"><text:s text:c="6"/>--no-wildcards-match-slash <text:s text:c="2"/>wildcards do not match '/'</text:p>
      <text:p text:style-name="LO-normal"><text:s text:c="6"/>--wildcards <text:s text:c="11"/>use wildcards (default for exclusion)</text:p>
      <text:p text:style-name="LO-normal"><text:s text:c="6"/>--wildcards-match-slash <text:s text:c="2"/>wildcards match '/' (default for exclusion)</text:p>
      <text:p text:style-name="LO-normal"/>
      <text:p text:style-name="LO-normal"><text:s/>Overwrite control:</text:p>
      <text:p text:style-name="LO-normal"/>
      <text:p text:style-name="LO-normal"><text:s text:c="6"/>--keep-directory-symlink <text:s text:c="2"/>preserve existing symlinks to directories when</text:p>
      <text:p text:style-name="LO-normal"><text:s text:c="29"/>extracting</text:p>
      <text:p text:style-name="LO-normal"><text:s text:c="6"/>--keep-newer-files <text:s text:c="4"/>don't replace existing files that are newer than</text:p>
      <text:p text:style-name="LO-normal"><text:s text:c="29"/>their archive copies</text:p>
      <text:p text:style-name="LO-normal"><text:s text:c="2"/>-k, --keep-old-files <text:s text:c="6"/>don't replace existing files when extracting,</text:p>
      <text:p text:style-name="LO-normal"><text:s text:c="29"/>treat them as errors</text:p>
      <text:p text:style-name="LO-normal"><text:s text:c="6"/>--no-overwrite-dir <text:s text:c="4"/>preserve metadata of existing directories</text:p>
      <text:p text:style-name="LO-normal"><text:s text:c="6"/>--one-top-level[=DIR] <text:s/>create a subdirectory to avoid having loose files</text:p>
      <text:p text:style-name="LO-normal"><text:s text:c="29"/>extracted</text:p>
      <text:p text:style-name="LO-normal"><text:s text:c="6"/>--overwrite <text:s text:c="11"/>overwrite existing files when extracting</text:p>
      <text:p text:style-name="LO-normal"><text:s text:c="6"/>--overwrite-dir <text:s text:c="7"/>overwrite metadata of existing directories when</text:p>
      <text:p text:style-name="LO-normal"><text:s text:c="29"/>extracting (default)</text:p>
      <text:p text:style-name="LO-normal"><text:s text:c="6"/>--recursive-unlink <text:s text:c="4"/>empty hierarchies prior to extracting directory</text:p>
      <text:p text:style-name="LO-normal"><text:s text:c="6"/>--remove-files <text:s text:c="8"/>remove files after adding them to the archive</text:p>
      <text:p text:style-name="LO-normal"><text:s text:c="6"/>--skip-old-files <text:s text:c="6"/>don't replace existing files when extracting,</text:p>
      <text:p text:style-name="LO-normal"><text:s text:c="29"/>silently skip over them</text:p>
      <text:p text:style-name="LO-normal"><text:s text:c="2"/>-U, --unlink-first <text:s text:c="8"/>remove each file prior to extracting over it</text:p>
      <text:p text:style-name="LO-normal"><text:s text:c="2"/>-W, --verify <text:s text:c="14"/>attempt to verify the archive after writing it</text:p>
      <text:p text:style-name="LO-normal"/>
      <text:p text:style-name="LO-normal"><text:s/>Select output stream:</text:p>
      <text:p text:style-name="LO-normal"/>
      <text:p text:style-name="LO-normal"><text:s text:c="6"/>--ignore-command-error ignore exit codes of children</text:p>
      <text:p text:style-name="LO-normal"><text:s text:c="6"/>--no-ignore-command-error <text:s text:c="2"/>treat non-zero exit codes of children as</text:p>
      <text:p text:style-name="LO-normal"><text:soft-page-break/><text:s text:c="29"/>error</text:p>
      <text:p text:style-name="LO-normal"><text:s text:c="2"/>-O, --to-stdout <text:s text:c="11"/>extract files to standard output</text:p>
      <text:p text:style-name="LO-normal"><text:s text:c="6"/>--to-command=COMMAND <text:s text:c="2"/>pipe extracted files to another program</text:p>
      <text:p text:style-name="LO-normal"/>
      <text:p text:style-name="LO-normal"><text:s/>Handling of file attributes:</text:p>
      <text:p text:style-name="LO-normal"/>
      <text:p text:style-name="LO-normal"><text:s text:c="6"/>--atime-preserve[=METHOD] <text:s text:c="2"/>preserve access times on dumped files, either</text:p>
      <text:p text:style-name="LO-normal"><text:s text:c="29"/>by restoring the times after reading</text:p>
      <text:p text:style-name="LO-normal"><text:s text:c="29"/>(METHOD='replace'; default) or by not setting the</text:p>
      <text:p text:style-name="LO-normal"><text:s text:c="29"/>times in the first place (METHOD='system')</text:p>
      <text:p text:style-name="LO-normal"><text:s text:c="6"/>--clamp-mtime <text:s text:c="9"/>only set time when the file is more recent than</text:p>
      <text:p text:style-name="LO-normal"><text:s text:c="29"/>what was given with --mtime</text:p>
      <text:p text:style-name="LO-normal"><text:s text:c="6"/>--delay-directory-restore <text:s text:c="2"/>delay setting modification times and</text:p>
      <text:p text:style-name="LO-normal"><text:s text:c="29"/>permissions of extracted directories until the end</text:p>
      <text:p text:style-name="LO-normal"><text:s text:c="29"/>of extraction</text:p>
      <text:p text:style-name="LO-normal"><text:s text:c="6"/>--group=NAME <text:s text:c="10"/>force NAME as group for added files</text:p>
      <text:p text:style-name="LO-normal"><text:s text:c="6"/>--group-map=FILE <text:s text:c="6"/>use FILE to map file owner GIDs and names</text:p>
      <text:p text:style-name="LO-normal"><text:s text:c="6"/>--mode=CHANGES <text:s text:c="8"/>force (symbolic) mode CHANGES for added files</text:p>
      <text:p text:style-name="LO-normal"><text:s text:c="6"/>--mtime=DATE-OR-FILE <text:s text:c="2"/>set mtime for added files from DATE-OR-FILE</text:p>
      <text:p text:style-name="LO-normal"><text:s text:c="2"/>-m, --touch <text:s text:c="15"/>don't extract file modified time</text:p>
      <text:p text:style-name="LO-normal"><text:s text:c="6"/>--no-delay-directory-restore</text:p>
      <text:p text:style-name="LO-normal"><text:s text:c="29"/>cancel the effect of --delay-directory-restore</text:p>
      <text:p text:style-name="LO-normal"><text:s text:c="29"/>option</text:p>
      <text:p text:style-name="LO-normal"><text:s text:c="6"/>--no-same-owner <text:s text:c="7"/>extract files as yourself (default for ordinary</text:p>
      <text:p text:style-name="LO-normal"><text:s text:c="29"/>users)</text:p>
      <text:p text:style-name="LO-normal"><text:s text:c="6"/>--no-same-permissions <text:s/>apply the user's umask when extracting permissions</text:p>
      <text:p text:style-name="LO-normal"><text:s text:c="29"/>from the archive (default for ordinary users)</text:p>
      <text:p text:style-name="LO-normal"><text:s text:c="6"/>--numeric-owner <text:s text:c="7"/>always use numbers for user/group names</text:p>
      <text:p text:style-name="LO-normal"><text:s text:c="6"/>--owner=NAME <text:s text:c="10"/>force NAME as owner for added files</text:p>
      <text:p text:style-name="LO-normal"><text:s text:c="6"/>--owner-map=FILE <text:s text:c="6"/>use FILE to map file owner UIDs and names</text:p>
      <text:p text:style-name="LO-normal"><text:s text:c="2"/>-p, --preserve-permissions, --same-permissions</text:p>
      <text:p text:style-name="LO-normal"><text:s text:c="29"/>extract information about file permissions</text:p>
      <text:p text:style-name="LO-normal"><text:s text:c="29"/>(default for superuser)</text:p>
      <text:p text:style-name="LO-normal"><text:s text:c="6"/>--same-owner <text:s text:c="10"/>try extracting files with the same ownership as</text:p>
      <text:p text:style-name="LO-normal"><text:s text:c="29"/>exists in the archive (default for superuser)</text:p>
      <text:p text:style-name="LO-normal"><text:s text:c="6"/>--sort=ORDER <text:s text:c="10"/>directory sorting order: none (default), name or</text:p>
      <text:p text:style-name="LO-normal"><text:s text:c="29"/>inode</text:p>
      <text:p text:style-name="LO-normal"><text:s text:c="2"/>-s, --preserve-order, --same-order</text:p>
      <text:p text:style-name="LO-normal"><text:s text:c="29"/>member arguments are listed in the same order as</text:p>
      <text:p text:style-name="LO-normal"><text:s text:c="29"/>the files in the archive</text:p>
      <text:p text:style-name="LO-normal"/>
      <text:p text:style-name="LO-normal"><text:s/>Handling of extended file attributes:</text:p>
      <text:p text:style-name="LO-normal"/>
      <text:p text:style-name="LO-normal"><text:s text:c="6"/>--acls <text:s text:c="16"/>Enable the POSIX ACLs support</text:p>
      <text:p text:style-name="LO-normal"><text:s text:c="6"/>--no-acls <text:s text:c="13"/>Disable the POSIX ACLs support</text:p>
      <text:p text:style-name="LO-normal"><text:s text:c="6"/>--no-selinux <text:s text:c="10"/>Disable the SELinux context support</text:p>
      <text:p text:style-name="LO-normal"><text:s text:c="6"/>--no-xattrs <text:s text:c="11"/>Disable extended attributes support</text:p>
      <text:p text:style-name="LO-normal"><text:s text:c="6"/>--selinux <text:s text:c="13"/>Enable the SELinux context support</text:p>
      <text:p text:style-name="LO-normal"><text:s text:c="6"/>--xattrs <text:s text:c="14"/>Enable extended attributes support</text:p>
      <text:p text:style-name="LO-normal"><text:s text:c="6"/>--xattrs-exclude=MASK <text:s/>specify the exclude pattern for xattr keys</text:p>
      <text:p text:style-name="LO-normal"><text:s text:c="6"/>--xattrs-include=MASK <text:s/>specify the include pattern for xattr keys</text:p>
      <text:p text:style-name="LO-normal"/>
      <text:p text:style-name="LO-normal"><text:s/>Device selection and switching:</text:p>
      <text:p text:style-name="LO-normal"/>
      <text:p text:style-name="LO-normal"><text:s text:c="6"/>--force-local <text:s text:c="9"/>archive file is local even if it has a colon</text:p>
      <text:p text:style-name="LO-normal"><text:s text:c="2"/>-f, --file=ARCHIVE <text:s text:c="8"/>use archive file or device ARCHIVE</text:p>
      <text:p text:style-name="LO-normal"><text:soft-page-break/><text:s text:c="2"/>-F, --info-script=NAME, --new-volume-script=NAME</text:p>
      <text:p text:style-name="LO-normal"><text:s text:c="29"/>run script at end of each tape (implies -M)</text:p>
      <text:p text:style-name="LO-normal"><text:s text:c="2"/>-L, --tape-length=NUMBER <text:s text:c="2"/>change tape after writing NUMBER x 1024 bytes</text:p>
      <text:p text:style-name="LO-normal"><text:s text:c="2"/>-M, --multi-volume <text:s text:c="8"/>create/list/extract multi-volume archive</text:p>
      <text:p text:style-name="LO-normal"><text:s text:c="6"/>--rmt-command=COMMAND <text:s/>use given rmt COMMAND instead of rmt</text:p>
      <text:p text:style-name="LO-normal"><text:s text:c="6"/>--rsh-command=COMMAND <text:s/>use remote COMMAND instead of rsh</text:p>
      <text:p text:style-name="LO-normal"><text:s text:c="6"/>--volno-file=FILE <text:s text:c="5"/>use/update the volume number in FILE</text:p>
      <text:p text:style-name="LO-normal"/>
      <text:p text:style-name="LO-normal"><text:s/>Device blocking:</text:p>
      <text:p text:style-name="LO-normal"/>
      <text:p text:style-name="LO-normal"><text:s text:c="2"/>-b, --blocking-factor=BLOCKS <text:s text:c="2"/>BLOCKS x 512 bytes per record</text:p>
      <text:p text:style-name="LO-normal"><text:s text:c="2"/>-B, --read-full-records <text:s text:c="3"/>reblock as we read (for 4.2BSD pipes)</text:p>
      <text:p text:style-name="LO-normal"><text:s text:c="2"/>-i, --ignore-zeros <text:s text:c="8"/>ignore zeroed blocks in archive (means EOF)</text:p>
      <text:p text:style-name="LO-normal"><text:s text:c="6"/>--record-size=NUMBER <text:s text:c="2"/>NUMBER of bytes per record, multiple of 512</text:p>
      <text:p text:style-name="LO-normal"/>
      <text:p text:style-name="LO-normal"><text:s/>Archive format selection:</text:p>
      <text:p text:style-name="LO-normal"/>
      <text:p text:style-name="LO-normal"><text:s text:c="2"/>-H, --format=FORMAT <text:s text:c="7"/>create archive of the given format</text:p>
      <text:p text:style-name="LO-normal"/>
      <text:p text:style-name="LO-normal"><text:s/>FORMAT is one of the following:</text:p>
      <text:p text:style-name="LO-normal"><text:s text:c="4"/>gnu <text:s text:c="21"/>GNU tar 1.13.x format</text:p>
      <text:p text:style-name="LO-normal"><text:s text:c="4"/>oldgnu <text:s text:c="18"/>GNU format as per tar &lt;= 1.12</text:p>
      <text:p text:style-name="LO-normal"><text:s text:c="4"/>pax <text:s text:c="21"/>POSIX 1003.1-2001 (pax) format</text:p>
      <text:p text:style-name="LO-normal"><text:s text:c="4"/>posix <text:s text:c="19"/>same as pax</text:p>
      <text:p text:style-name="LO-normal"><text:s text:c="4"/>ustar <text:s text:c="19"/>POSIX 1003.1-1988 (ustar) format</text:p>
      <text:p text:style-name="LO-normal"><text:s text:c="4"/>v7 <text:s text:c="22"/>old V7 tar format</text:p>
      <text:p text:style-name="LO-normal"/>
      <text:p text:style-name="LO-normal"><text:s text:c="6"/>--old-archive, --portability</text:p>
      <text:p text:style-name="LO-normal"><text:s text:c="29"/>same as --format=v7</text:p>
      <text:p text:style-name="LO-normal"><text:s text:c="6"/>--pax-option=keyword[[:]=value][,keyword[[:]=value]]...</text:p>
      <text:p text:style-name="LO-normal"><text:s text:c="29"/>control pax keywords</text:p>
      <text:p text:style-name="LO-normal"><text:s text:c="6"/>--posix <text:s text:c="15"/>same as --format=posix</text:p>
      <text:p text:style-name="LO-normal"><text:s text:c="2"/>-V, --label=TEXT <text:s text:c="10"/>create archive with volume name TEXT; at</text:p>
      <text:p text:style-name="LO-normal"><text:s text:c="29"/>list/extract time, use TEXT as a globbing pattern</text:p>
      <text:p text:style-name="LO-normal"><text:s text:c="29"/>for volume name</text:p>
      <text:p text:style-name="LO-normal"/>
      <text:p text:style-name="LO-normal"><text:s/>Compression options:</text:p>
      <text:p text:style-name="LO-normal"/>
      <text:p text:style-name="LO-normal"><text:s text:c="2"/>-a, --auto-compress <text:s text:c="7"/>use archive suffix to determine the compression</text:p>
      <text:p text:style-name="LO-normal"><text:s text:c="29"/>program</text:p>
      <text:p text:style-name="LO-normal"><text:s text:c="2"/>-I, --use-compress-program=PROG</text:p>
      <text:p text:style-name="LO-normal"><text:s text:c="29"/>filter through PROG (must accept -d)</text:p>
      <text:p text:style-name="LO-normal"><text:s text:c="2"/>-j, --bzip2 <text:s text:c="15"/>filter the archive through bzip2</text:p>
      <text:p text:style-name="LO-normal"><text:s text:c="2"/>-J, --xz <text:s text:c="18"/>filter the archive through xz</text:p>
      <text:p text:style-name="LO-normal"><text:s text:c="6"/>--lzip <text:s text:c="16"/>filter the archive through lzip</text:p>
      <text:p text:style-name="LO-normal"><text:s text:c="6"/>--lzma <text:s text:c="16"/>filter the archive through xz</text:p>
      <text:p text:style-name="LO-normal"><text:s text:c="6"/>--lzop <text:s text:c="16"/>filter the archive through lzop</text:p>
      <text:p text:style-name="LO-normal"><text:s text:c="6"/>--no-auto-compress <text:s text:c="4"/>do not use archive suffix to determine the</text:p>
      <text:p text:style-name="LO-normal"><text:s text:c="29"/>compression program</text:p>
      <text:p text:style-name="LO-normal"><text:s text:c="6"/>--zstd <text:s text:c="16"/>filter the archive through zstd</text:p>
      <text:p text:style-name="LO-normal"><text:s text:c="2"/>-z, --gzip, --gunzip, --ungzip <text:s text:c="2"/>filter the archive through gzip</text:p>
      <text:p text:style-name="LO-normal"><text:s text:c="2"/>-Z, --compress, --uncompress <text:s text:c="2"/>filter the archive through compress</text:p>
      <text:p text:style-name="LO-normal"/>
      <text:p text:style-name="LO-normal"><text:s/>Local file selection:</text:p>
      <text:p text:style-name="LO-normal"/>
      <text:p text:style-name="LO-normal"><text:s text:c="6"/>--backup[=CONTROL] <text:s text:c="4"/>backup before removal, choose version CONTROL</text:p>
      <text:p text:style-name="LO-normal"><text:soft-page-break/><text:s text:c="6"/>--hard-dereference <text:s text:c="4"/>follow hard links; archive and dump the files they</text:p>
      <text:p text:style-name="LO-normal"><text:s text:c="29"/>refer to</text:p>
      <text:p text:style-name="LO-normal"><text:s text:c="2"/>-h, --dereference <text:s text:c="9"/>follow symlinks; archive and dump the files they</text:p>
      <text:p text:style-name="LO-normal"><text:s text:c="29"/>point to</text:p>
      <text:p text:style-name="LO-normal"><text:s text:c="2"/>-K, --starting-file=MEMBER-NAME</text:p>
      <text:p text:style-name="LO-normal"><text:s text:c="29"/>begin at member MEMBER-NAME when reading the</text:p>
      <text:p text:style-name="LO-normal"><text:s text:c="29"/>archive</text:p>
      <text:p text:style-name="LO-normal"><text:s text:c="6"/>--newer-mtime=DATE <text:s text:c="4"/>compare date and time when data changed only</text:p>
      <text:p text:style-name="LO-normal"><text:s text:c="2"/>-N, --newer=DATE-OR-FILE, --after-date=DATE-OR-FILE</text:p>
      <text:p text:style-name="LO-normal"><text:s text:c="29"/>only store files newer than DATE-OR-FILE</text:p>
      <text:p text:style-name="LO-normal"><text:s text:c="6"/>--one-file-system <text:s text:c="5"/>stay in local file system when creating archive</text:p>
      <text:p text:style-name="LO-normal"><text:s text:c="2"/>-P, --absolute-names <text:s text:c="6"/>don't strip leading '/'s from file names</text:p>
      <text:p text:style-name="LO-normal"><text:s text:c="6"/>--suffix=STRING <text:s text:c="7"/>backup before removal, override usual suffix ('~'</text:p>
      <text:p text:style-name="LO-normal"><text:s text:c="29"/>unless overridden by environment variable</text:p>
      <text:p text:style-name="LO-normal"><text:s text:c="29"/>SIMPLE_BACKUP_SUFFIX)</text:p>
      <text:p text:style-name="LO-normal"/>
      <text:p text:style-name="LO-normal"><text:s/>File name transformations:</text:p>
      <text:p text:style-name="LO-normal"/>
      <text:p text:style-name="LO-normal"><text:s text:c="6"/>--strip-components=NUMBER <text:s text:c="2"/>strip NUMBER leading components from file</text:p>
      <text:p text:style-name="LO-normal"><text:s text:c="29"/>names on extraction</text:p>
      <text:p text:style-name="LO-normal"><text:s text:c="6"/>--transform=EXPRESSION, --xform=EXPRESSION</text:p>
      <text:p text:style-name="LO-normal"><text:s text:c="29"/>use sed replace EXPRESSION to transform file</text:p>
      <text:p text:style-name="LO-normal"><text:s text:c="29"/>names</text:p>
      <text:p text:style-name="LO-normal"/>
      <text:p text:style-name="LO-normal"><text:s/>Informative output:</text:p>
      <text:p text:style-name="LO-normal"/>
      <text:p text:style-name="LO-normal"><text:s text:c="6"/>--checkpoint[=NUMBER] <text:s/>display progress messages every NUMBERth record</text:p>
      <text:p text:style-name="LO-normal"><text:s text:c="29"/>(default 10)</text:p>
      <text:p text:style-name="LO-normal"><text:s text:c="6"/>--checkpoint-action=ACTION <text:s text:c="2"/>execute ACTION on each checkpoint</text:p>
      <text:p text:style-name="LO-normal"><text:s text:c="6"/>--full-time <text:s text:c="11"/>print file time to its full resolution</text:p>
      <text:p text:style-name="LO-normal"><text:s text:c="6"/>--index-file=FILE <text:s text:c="5"/>send verbose output to FILE</text:p>
      <text:p text:style-name="LO-normal"><text:s text:c="2"/>-l, --check-links <text:s text:c="9"/>print a message if not all links are dumped</text:p>
      <text:p text:style-name="LO-normal"><text:s text:c="6"/>--no-quote-chars=STRING <text:s text:c="2"/>disable quoting for characters from STRING</text:p>
      <text:p text:style-name="LO-normal"><text:s text:c="6"/>--quote-chars=STRING <text:s text:c="2"/>additionally quote characters from STRING</text:p>
      <text:p text:style-name="LO-normal"><text:s text:c="6"/>--quoting-style=STYLE <text:s/>set name quoting style; see below for valid STYLE</text:p>
      <text:p text:style-name="LO-normal"><text:s text:c="29"/>values</text:p>
      <text:p text:style-name="LO-normal"><text:s text:c="2"/>-R, --block-number <text:s text:c="8"/>show block number within archive with each message</text:p>
      <text:p text:style-name="LO-normal"><text:s text:c="28"/></text:p>
      <text:p text:style-name="LO-normal"><text:s text:c="6"/>--show-defaults <text:s text:c="7"/>show tar defaults</text:p>
      <text:p text:style-name="LO-normal"><text:s text:c="6"/>--show-omitted-dirs <text:s text:c="3"/>when listing or extracting, list each directory</text:p>
      <text:p text:style-name="LO-normal"><text:s text:c="29"/>that does not match search criteria</text:p>
      <text:p text:style-name="LO-normal"><text:s text:c="6"/>--show-snapshot-field-ranges</text:p>
      <text:p text:style-name="LO-normal"><text:s text:c="29"/>show valid ranges for snapshot-file fields</text:p>
      <text:p text:style-name="LO-normal"><text:s text:c="6"/>--show-transformed-names, --show-stored-names</text:p>
      <text:p text:style-name="LO-normal"><text:s text:c="29"/>show file or archive names after transformation</text:p>
      <text:p text:style-name="LO-normal"><text:s text:c="6"/>--totals[=SIGNAL] <text:s text:c="5"/>print total bytes after processing the archive;</text:p>
      <text:p text:style-name="LO-normal"><text:s text:c="29"/>with an argument - print total bytes when this</text:p>
      <text:p text:style-name="LO-normal"><text:s text:c="29"/>SIGNAL is delivered; Allowed signals are: SIGHUP,</text:p>
      <text:p text:style-name="LO-normal"><text:s text:c="29"/>SIGQUIT, SIGINT, SIGUSR1 and SIGUSR2; the names</text:p>
      <text:p text:style-name="LO-normal"><text:s text:c="29"/>without SIG prefix are also accepted</text:p>
      <text:p text:style-name="LO-normal"><text:s text:c="6"/>--utc <text:s text:c="17"/>print file modification times in UTC</text:p>
      <text:p text:style-name="LO-normal"><text:s text:c="2"/>-v, --verbose <text:s text:c="13"/>verbosely list files processed</text:p>
      <text:p text:style-name="LO-normal"><text:s text:c="6"/>--warning=KEYWORD <text:s text:c="5"/>warning control</text:p>
      <text:p text:style-name="LO-normal"><text:s text:c="2"/>-w, --interactive, --confirmation</text:p>
      <text:p text:style-name="LO-normal"><text:s text:c="29"/>ask for confirmation for every action</text:p>
      <text:p text:style-name="LO-normal"/>
      <text:p text:style-name="LO-normal"><text:soft-page-break/><text:s/>Compatibility options:</text:p>
      <text:p text:style-name="LO-normal"/>
      <text:p text:style-name="LO-normal"><text:s text:c="2"/>-o <text:s text:c="24"/>when creating, same as --old-archive; when</text:p>
      <text:p text:style-name="LO-normal"><text:s text:c="29"/>extracting, same as --no-same-owner</text:p>
      <text:p text:style-name="LO-normal"/>
      <text:p text:style-name="LO-normal"><text:s/>Other options:</text:p>
      <text:p text:style-name="LO-normal"/>
      <text:p text:style-name="LO-normal"><text:s text:c="2"/>-?, --help <text:s text:c="16"/>give this help list</text:p>
      <text:p text:style-name="LO-normal"><text:s text:c="6"/>--restrict <text:s text:c="12"/>disable use of some potentially harmful options</text:p>
      <text:p text:style-name="LO-normal"><text:s text:c="6"/>--usage <text:s text:c="15"/>give a short usage message</text:p>
      <text:p text:style-name="LO-normal"><text:s text:c="6"/>--version <text:s text:c="13"/>print program version</text:p>
      <text:p text:style-name="LO-normal"/>
      <text:p text:style-name="LO-normal">Mandatory or optional arguments to long options are also mandatory or optional</text:p>
      <text:p text:style-name="LO-normal">for any corresponding short options.</text:p>
      <text:p text:style-name="LO-normal"/>
      <text:p text:style-name="LO-normal">The backup suffix is '~', unless set with --suffix or SIMPLE_BACKUP_SUFFIX.</text:p>
      <text:p text:style-name="LO-normal">The version control may be set with --backup or VERSION_CONTROL, values are:</text:p>
      <text:p text:style-name="LO-normal"/>
      <text:p text:style-name="LO-normal"><text:s text:c="2"/>none, off <text:s text:c="6"/>never make backups</text:p>
      <text:p text:style-name="LO-normal"><text:s text:c="2"/>t, numbered <text:s text:c="4"/>make numbered backups</text:p>
      <text:p text:style-name="LO-normal"><text:s text:c="2"/>nil, existing <text:s text:c="2"/>numbered if numbered backups exist, simple otherwise</text:p>
      <text:p text:style-name="LO-normal"><text:s text:c="2"/>never, simple <text:s text:c="2"/>always make simple backups</text:p>
      <text:p text:style-name="LO-normal"/>
      <text:p text:style-name="LO-normal">Valid arguments for the --quoting-style option are:</text:p>
      <text:p text:style-name="LO-normal"/>
      <text:p text:style-name="LO-normal"><text:s text:c="2"/>literal</text:p>
      <text:p text:style-name="LO-normal"><text:s text:c="2"/>shell</text:p>
      <text:p text:style-name="LO-normal"><text:s text:c="2"/>shell-always</text:p>
      <text:p text:style-name="LO-normal"><text:s text:c="2"/>shell-escape</text:p>
      <text:p text:style-name="LO-normal"><text:s text:c="2"/>shell-escape-always</text:p>
      <text:p text:style-name="LO-normal"><text:s text:c="2"/>c</text:p>
      <text:p text:style-name="LO-normal"><text:s text:c="2"/>c-maybe</text:p>
      <text:p text:style-name="LO-normal"><text:s text:c="2"/>escape</text:p>
      <text:p text:style-name="LO-normal"><text:s text:c="2"/>locale</text:p>
      <text:p text:style-name="LO-normal"><text:s text:c="2"/>clocale</text:p>
      <text:p text:style-name="LO-normal"/>
      <text:p text:style-name="LO-normal">*This* tar defaults to:</text:p>
      <text:p text:style-name="LO-normal">--format=gnu -f- -b20 --quoting-style=escape --rmt-command=/usr/sbin/rmt</text:p>
      <text:p text:style-name="LO-normal">--rsh-command=/usr/bin/rsh</text:p>
      <text:p text:style-name="LO-normal">stud@it-37:~/today_need_to_delete$ tar -cvf skaven.tar skaven_meme.jpg</text:p>
      <text:p text:style-name="LO-normal">skaven_meme.jpg</text:p>
      <text:p text:style-name="LO-normal">stud@it-37:~/today_need_to_delete$ ls -l</text:p>
      <text:p text:style-name="LO-normal">total 456</text:p>
      <text:p text:style-name="LO-normal">-rw-r--r-- 1 stud stud <text:s text:c="5"/>0 сен 19 11:27 fil.txt</text:p>
      <text:p text:style-name="LO-normal">-rw-rw-r-- 1 stud stud 228239 сен 19 10:28 skaven_meme.jpg</text:p>
      <text:p text:style-name="LO-normal">-rw-rw-r-- 1 stud stud 235520 сен 19 11:29 skaven.tar</text:p>
      <text:p text:style-name="LO-normal">stud@it-37:~/today_need_to_delete$ gzip -9 </text:p>
      <text:p text:style-name="LO-normal">fil.txt <text:s text:c="9"/>skaven_meme.jpg <text:s/>skaven.tar <text:s text:c="6"/></text:p>
      <text:p text:style-name="LO-normal">stud@it-37:~/today_need_to_delete$ gzip -9 skaven.tar </text:p>
      <text:p text:style-name="LO-normal">stud@it-37:~/today_need_to_delete$ ls -l</text:p>
      <text:p text:style-name="LO-normal">total 448</text:p>
      <text:p text:style-name="LO-normal">-rw-r--r-- 1 stud stud <text:s text:c="5"/>0 сен 19 11:27 fil.txt</text:p>
      <text:p text:style-name="LO-normal">-rw-rw-r-- 1 stud stud 228239 сен 19 10:28 skaven_meme.jpg</text:p>
      <text:p text:style-name="LO-normal">-rw-rw-r-- 1 stud stud 227477 сен 19 11:29 skaven.tar.gz</text:p>
      <text:p text:style-name="LO-normal">stud@it-37:~/today_need_to_delete$ scp skaven.tar.gz <text:s text:c="2"/>AlNStepanov@shell.xshellz.com:/home/A/AlNStepanov/fil.txt </text:p>
      <text:p text:style-name="LO-normal"><text:soft-page-break/>AlNStepanov@shell.xshellz.com's password: </text:p>
      <text:p text:style-name="LO-normal">Permission denied, please try again.</text:p>
      <text:p text:style-name="LO-normal">AlNStepanov@shell.xshellz.com's password: </text:p>
      <text:p text:style-name="LO-normal">skaven.tar.gz <text:s text:c="32"/>100% <text:s/>222KB 345.8KB/s <text:s text:c="2"/>00:00 <text:s text:c="3"/></text:p>
      <text:p text:style-name="LO-normal">stud@it-37:~/today_need_to_delete$ scp skaven.tar.gz <text:s text:c="2"/>AlNStepanov@shell.xshellz.com:/home/A/AlNStepanov/</text:p>
      <text:p text:style-name="LO-normal">AlNStepanov@shell.xshellz.com's password: </text:p>
      <text:p text:style-name="LO-normal">skaven.tar.gz <text:s text:c="32"/>100% <text:s/>222KB 344.4KB/s <text:s text:c="2"/>00:00 <text:s text:c="3"/></text:p>
      <text:p text:style-name="P47"><text:span text:style-name="T21">9. </text:span><text:span text:style-name="T8">Дневник отладки </text:span><text:span text:style-name="T16">должен содержать дату и время сеансов отладки и основные события</text:span><text:span text:style-name="T8"> </text:span><text:span text:style-name="T16">(ошибки в сценарии и программе,</text:span><text:span text:style-name="T8"> </text:span><text:span text:style-name="T16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1"><text:span text:style-name="T4">№</text:span></text:p>
          </table:table-cell>
          <table:table-cell table:style-name="Table1.B1" office:value-type="string">
            <text:p text:style-name="P17"><text:span text:style-name="T4">Лаб.</text:span></text:p>
          </table:table-cell>
          <table:table-cell table:style-name="Table1.B1" office:value-type="string">
            <text:p text:style-name="P12"><text:span text:style-name="T4">Дата</text:span></text:p>
          </table:table-cell>
          <table:table-cell table:style-name="Table1.B1" office:value-type="string">
            <text:p text:style-name="P12"><text:span text:style-name="T4">Время</text:span></text:p>
          </table:table-cell>
          <table:table-cell table:style-name="Table1.B1" office:value-type="string">
            <text:p text:style-name="P13"><text:span text:style-name="T4">Событие</text:span></text:p>
          </table:table-cell>
          <table:table-cell table:style-name="Table1.B1" office:value-type="string">
            <text:p text:style-name="P14"><text:span text:style-name="T4">Действие по исправлению</text:span></text:p>
          </table:table-cell>
          <table:table-cell table:style-name="Table1.B1" office:value-type="string">
            <text:p text:style-name="P15"><text:span text:style-name="T4">Примечание</text:span></text:p>
          </table:table-cell>
        </table:table-row>
        <table:table-row table:style-name="Table1.2">
          <table:table-cell table:style-name="Table1.A2" office:value-type="string">
            <text:p text:style-name="P34"/>
          </table:table-cell>
          <table:table-cell table:style-name="Table1.B2" office:value-type="string">
            <text:p text:style-name="P17"><text:span text:style-name="T4">или</text:span></text:p>
          </table:table-cell>
          <table:table-cell table:style-name="Table1.B2" office:value-type="string">
            <text:p text:style-name="P34"/>
          </table:table-cell>
          <table:table-cell table:style-name="Table1.B2" office:value-type="string">
            <text:p text:style-name="P34"/>
          </table:table-cell>
          <table:table-cell table:style-name="Table1.B2" office:value-type="string">
            <text:p text:style-name="P34"/>
          </table:table-cell>
          <table:table-cell table:style-name="Table1.B2" office:value-type="string">
            <text:p text:style-name="P34"/>
          </table:table-cell>
          <table:table-cell table:style-name="Table1.B2" office:value-type="string">
            <text:p text:style-name="P34"/>
          </table:table-cell>
        </table:table-row>
        <table:table-row table:style-name="Table1.3">
          <table:table-cell table:style-name="Table1.A3" office:value-type="string">
            <text:p text:style-name="P34"/>
          </table:table-cell>
          <table:table-cell table:style-name="Table1.B3" office:value-type="string">
            <text:p text:style-name="P17"><text:span text:style-name="T4">дом.</text:span></text:p>
          </table:table-cell>
          <table:table-cell table:style-name="Table1.B3" office:value-type="string">
            <text:p text:style-name="P34"/>
          </table:table-cell>
          <table:table-cell table:style-name="Table1.B3" office:value-type="string">
            <text:p text:style-name="P34"/>
          </table:table-cell>
          <table:table-cell table:style-name="Table1.B3" office:value-type="string">
            <text:p text:style-name="P34"/>
          </table:table-cell>
          <table:table-cell table:style-name="Table1.B3" office:value-type="string">
            <text:p text:style-name="P34"/>
          </table:table-cell>
          <table:table-cell table:style-name="Table1.B3" office:value-type="string">
            <text:p text:style-name="P34"/>
          </table:table-cell>
        </table:table-row>
        <table:table-row table:style-name="Table1.4">
          <table:table-cell table:style-name="Table1.A3" office:value-type="string">
            <text:p text:style-name="P16"><text:span text:style-name="T17"><text:s text:c="2"/>0</text:span><text:span text:style-name="T5">.1</text:span></text:p>
          </table:table-cell>
          <table:table-cell table:style-name="Table1.B3" office:value-type="string">
            <text:p text:style-name="P16"><text:span text:style-name="T17"><text:s text:c="3"/></text:span><text:span text:style-name="T7">лаборатория</text:span></text:p>
          </table:table-cell>
          <table:table-cell table:style-name="Table1.B3" office:value-type="string">
            <text:p text:style-name="P16"><text:span text:style-name="T17"><text:s text:c="3"/></text:span><text:span text:style-name="T19">19</text:span><text:span text:style-name="T17">.09.2022</text:span></text:p>
          </table:table-cell>
          <table:table-cell table:style-name="Table1.B3" office:value-type="string">
            <text:p text:style-name="P16"><text:span text:style-name="T17"><text:s text:c="2"/></text:span><text:span text:style-name="T7">10:57</text:span></text:p>
          </table:table-cell>
          <table:table-cell table:style-name="Table1.B3" office:value-type="string">
            <text:p text:style-name="P50"><text:span text:style-name="T5">Были проблемы с командой scp, не мог скопировать с сервера файл на терминал.</text:span></text:p>
          </table:table-cell>
          <table:table-cell table:style-name="Table1.B3" office:value-type="string">
            <text:p text:style-name="P50"><text:span text:style-name="T17">Подумал головой, почитал документацию на команду и запустил ее на терминале.</text:span></text:p>
          </table:table-cell>
          <table:table-cell table:style-name="Table1.B3" office:value-type="string">
            <text:p text:style-name="P50"><text:span text:style-name="T5">Мне было очень грустно,обидно, но это не помешало экспансии крысолюдов.</text:span></text:p>
          </table:table-cell>
        </table:table-row>
      </table:table>
      <text:p text:style-name="P44"/>
      <text:list xml:id="list2988537732" text:style-name="WWNum1">
        <text:list-item>
          <text:p text:style-name="P18"><text:span text:style-name="T8">Замечания автора </text:span><text:span text:style-name="T4">по существу работы</text:span></text:p>
        </text:list-item>
      </text:list>
      <text:p text:style-name="P19"><text:span text:style-name="T17">Работа конструктивная, негативный замечаний нет, </text:span><text:span text:style-name="T19">прекрасный хостинг для серверов.</text:span></text:p>
      <text:p text:style-name="P45"/>
      <text:list xml:id="list120724408736488" text:continue-numbering="true" text:style-name="WWNum1">
        <text:list-item>
          <text:p text:style-name="P18"><text:span text:style-name="T8">Выводы</text:span></text:p>
        </text:list-item>
      </text:list>
      <text:p text:style-name="P31"/>
      <text:p text:style-name="P20"><text:span text:style-name="T17">От лабораторной работы получил исключительно положительные эмоции и впечатления. По моему мнению, знания, приобретенные мною на данной лабораторной работе, помогут мне осществлять <text:s/>продуктивную деятельность, сопряженную <text:s/>с работой в </text:span><text:span text:style-name="T19">сетях</text:span><text:span text:style-name="T17"> <text:s/>OC Unix, а также <text:s/></text:span><text:span text:style-name="T19">струтрировать мои знания,касательно компьютерных сетей, веб-ресурсов и защиты данных. </text:span><text:span text:style-name="T20">Также достойно упоминания, что мем со скавенами благополучно достиг свой цели, в виде попадания на сервер,мною созданный, чем у и моя армия скавенов, на которую я в детстве зачем-то потратил деньги, очень рады.</text:span><text:span text:style-name="T17"> <text:s text:c="35"/></text:span></text:p>
      <text:p text:style-name="P20"><text:span text:style-name="T17">Подведите итог: <text:s/>Я изучил и освоил </text:span><text:span text:style-name="T20">методы работы с сервером на основе</text:span><text:span text:style-name="T17"> OC </text:span><text:span text:style-name="T9">Unix и приобретенил навыки, необходимые для выполнения курсовых и лабораторных работ в среде Unix, </text:span><text:span text:style-name="T10">а также создании веб проектов и удаленной работы.</text:span></text:p>
      <text:p text:style-name="P35"/>
      <text:p text:style-name="P21"><text:span text:style-name="T12">Недочёты при выполнении задания могут быть устранены следующим образом:</text:span><text:span text:style-name="T24"> --</text:span></text:p>
      <text:p text:style-name="P46"/>
      <text:p text:style-name="P46"/>
      <text:p text:style-name="P22"><text:span text:style-name="T4">Подпись студента 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Noto Serif CJK SC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1pt" fo:language="en" fo:country="US" style:letter-kerning="false" style:font-name-asian="Noto Serif CJK SC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Noto Serif CJK SC" style:font-family-asian="'Noto Serif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Noto Serif CJK SC" style:font-family-asian="'Noto Serif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ListLabel_20_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ListLabel_20_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ListLabel_20_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ListLabel_20_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1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ListLabel_20_1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ListLabel_20_1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ListLabel_20_1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ListLabel_20_1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2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4" text:style-name="ListLabel_20_2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6" text:style-name="ListLabel_20_2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7" text:style-name="ListLabel_20_2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bullet text:level="9" text:style-name="ListLabel_20_2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71in" fo:margin-bottom="0.4535in" fo:margin-left="0.6571in" fo:margin-right="0.5598in" style:writing-mode="lr-tb" style:layout-grid-color="#c0c0c0" style:layout-grid-lines="1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291in" fo:margin-bottom="1in" fo:margin-left="0.6598in" fo:margin-right="0.7543in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465in" fo:margin-bottom="0.2055in" fo:margin-left="0.4028in" fo:margin-right="0.4626in" style:writing-mode="lr-tb" style:layout-grid-color="#c0c0c0" style:layout-grid-lines="15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9-19T12:07:23.787217531</dc:date>
    <meta:editing-cycles>3</meta:editing-cycles>
    <meta:editing-duration>PT13M8S</meta:editing-duration>
    <meta:generator>LibreOffice/7.3.5.2$Linux_X86_64 LibreOffice_project/30$Build-2</meta:generator>
    <meta:document-statistic meta:table-count="1" meta:image-count="0" meta:object-count="0" meta:page-count="12" meta:paragraph-count="511" meta:word-count="3449" meta:character-count="28336" meta:non-whitespace-character-count="20836"/>
    <meta:user-defined meta:name="AppVersion">15.0000</meta:user-defined>
  </office:meta>
</office:document-meta>
</file>